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text-properties officeooo:paragraph-rsid="00191f65"/>
    </style:style>
    <style:style style:name="P2" style:family="paragraph" style:parent-style-name="Standard">
      <style:text-properties officeooo:paragraph-rsid="001a8b04"/>
    </style:style>
    <style:style style:name="P3" style:family="paragraph" style:parent-style-name="Standard">
      <style:text-properties officeooo:rsid="001a8b04" officeooo:paragraph-rsid="001a8b04"/>
    </style:style>
    <style:style style:name="P4" style:family="paragraph" style:parent-style-name="Standard">
      <style:text-properties officeooo:paragraph-rsid="001b031d"/>
    </style:style>
    <style:style style:name="P5" style:family="paragraph" style:parent-style-name="Standard">
      <style:text-properties officeooo:paragraph-rsid="001ce66b"/>
    </style:style>
    <style:style style:name="P6" style:family="paragraph" style:parent-style-name="Standard">
      <style:text-properties officeooo:paragraph-rsid="001e6179"/>
    </style:style>
    <style:style style:name="P7" style:family="paragraph" style:parent-style-name="Standard">
      <style:text-properties officeooo:paragraph-rsid="00211d71"/>
    </style:style>
    <style:style style:name="P8" style:family="paragraph" style:parent-style-name="Standard">
      <style:text-properties officeooo:paragraph-rsid="0022e56b"/>
    </style:style>
    <style:style style:name="P9" style:family="paragraph" style:parent-style-name="Standard">
      <style:text-properties officeooo:rsid="0022e56b" officeooo:paragraph-rsid="0022e56b"/>
    </style:style>
    <style:style style:name="P10" style:family="paragraph" style:parent-style-name="Standard">
      <style:text-properties officeooo:paragraph-rsid="0024daf7"/>
    </style:style>
    <style:style style:name="P11" style:family="paragraph" style:parent-style-name="Standard">
      <style:text-properties officeooo:paragraph-rsid="0025b80f"/>
    </style:style>
    <style:style style:name="P12" style:family="paragraph" style:parent-style-name="Standard">
      <style:text-properties officeooo:rsid="0025b80f" officeooo:paragraph-rsid="0025b80f"/>
    </style:style>
    <style:style style:name="P13" style:family="paragraph" style:parent-style-name="Standard">
      <style:text-properties officeooo:paragraph-rsid="00274bbc"/>
    </style:style>
    <style:style style:name="P14" style:family="paragraph" style:parent-style-name="Standard">
      <style:text-properties officeooo:paragraph-rsid="002b2044"/>
    </style:style>
    <style:style style:name="P15" style:family="paragraph" style:parent-style-name="Standard">
      <style:text-properties officeooo:rsid="002b2044" officeooo:paragraph-rsid="002b2044"/>
    </style:style>
    <style:style style:name="P16" style:family="paragraph" style:parent-style-name="Standard">
      <style:text-properties officeooo:rsid="002bb3e8" officeooo:paragraph-rsid="002bb3e8"/>
    </style:style>
    <style:style style:name="P17" style:family="paragraph" style:parent-style-name="Standard">
      <style:text-properties officeooo:paragraph-rsid="002bb3e8"/>
    </style:style>
    <style:style style:name="P18" style:family="paragraph" style:parent-style-name="Standard">
      <style:text-properties officeooo:rsid="002e1c4c" officeooo:paragraph-rsid="002e1c4c"/>
    </style:style>
    <style:style style:name="P19" style:family="paragraph" style:parent-style-name="Standard">
      <style:text-properties officeooo:paragraph-rsid="0030c4d7"/>
    </style:style>
    <style:style style:name="P20" style:family="paragraph" style:parent-style-name="Standard">
      <style:text-properties officeooo:paragraph-rsid="0033e193"/>
    </style:style>
    <style:style style:name="P21" style:family="paragraph" style:parent-style-name="Standard">
      <style:text-properties officeooo:rsid="0033e193" officeooo:paragraph-rsid="0033e193"/>
    </style:style>
    <style:style style:name="P22" style:family="paragraph" style:parent-style-name="Standard">
      <style:text-properties officeooo:paragraph-rsid="00368dbc"/>
    </style:style>
    <style:style style:name="P23" style:family="paragraph" style:parent-style-name="Standard">
      <style:text-properties officeooo:rsid="00368dbc" officeooo:paragraph-rsid="00368dbc"/>
    </style:style>
    <style:style style:name="P24" style:family="paragraph" style:parent-style-name="Standard">
      <style:text-properties officeooo:paragraph-rsid="00380869"/>
    </style:style>
    <style:style style:name="P25" style:family="paragraph" style:parent-style-name="Standard">
      <style:text-properties officeooo:rsid="00380869" officeooo:paragraph-rsid="00380869"/>
    </style:style>
    <style:style style:name="P26" style:family="paragraph" style:parent-style-name="Standard">
      <style:text-properties officeooo:paragraph-rsid="0038fc71"/>
    </style:style>
    <style:style style:name="P27" style:family="paragraph" style:parent-style-name="Standard">
      <style:text-properties officeooo:rsid="0038fc71" officeooo:paragraph-rsid="0038fc71"/>
    </style:style>
    <style:style style:name="P28" style:family="paragraph" style:parent-style-name="Standard">
      <style:text-properties officeooo:paragraph-rsid="0039020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38fc71"/>
    </style:style>
    <style:style style:name="P31" style:family="paragraph" style:parent-style-name="Table_20_Contents">
      <style:paragraph-properties fo:text-align="end" style:justify-single-word="false"/>
    </style:style>
    <style:style style:name="P32" style:family="paragraph" style:parent-style-name="Standard">
      <style:text-properties officeooo:rsid="0039d53f" officeooo:paragraph-rsid="0039d53f"/>
    </style:style>
    <style:style style:name="P33" style:family="paragraph" style:parent-style-name="Standard">
      <style:text-properties officeooo:paragraph-rsid="0039d53f"/>
    </style:style>
    <style:style style:name="P34" style:family="paragraph" style:parent-style-name="Standard">
      <style:text-properties officeooo:rsid="003b9f98" officeooo:paragraph-rsid="003b9f98"/>
    </style:style>
    <style:style style:name="P35" style:family="paragraph" style:parent-style-name="Standard">
      <style:text-properties officeooo:paragraph-rsid="003bb40e"/>
    </style:style>
    <style:style style:name="P36" style:family="paragraph" style:parent-style-name="Standard">
      <style:text-properties officeooo:rsid="003e798a"/>
    </style:style>
    <style:style style:name="P37" style:family="paragraph" style:parent-style-name="Standard">
      <style:text-properties officeooo:paragraph-rsid="00404080"/>
    </style:style>
    <style:style style:name="P38" style:family="paragraph" style:parent-style-name="Standard">
      <style:text-properties officeooo:rsid="00404080" officeooo:paragraph-rsid="00404080"/>
    </style:style>
    <style:style style:name="P39" style:family="paragraph" style:parent-style-name="Standard">
      <style:text-properties officeooo:rsid="0042b65e" officeooo:paragraph-rsid="00404080"/>
    </style:style>
    <style:style style:name="P40" style:family="paragraph" style:parent-style-name="Standard">
      <style:text-properties officeooo:paragraph-rsid="0042ea65"/>
    </style:style>
    <style:style style:name="P41" style:family="paragraph" style:parent-style-name="Standard">
      <style:text-properties officeooo:rsid="0042ea65" officeooo:paragraph-rsid="0042ea65"/>
    </style:style>
    <style:style style:name="P42" style:family="paragraph" style:parent-style-name="Standard">
      <style:text-properties officeooo:paragraph-rsid="004842f3"/>
    </style:style>
    <style:style style:name="P43" style:family="paragraph" style:parent-style-name="Standard">
      <style:text-properties officeooo:paragraph-rsid="004af9d7"/>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T1" style:family="text">
      <style:text-properties officeooo:rsid="00191f65"/>
    </style:style>
    <style:style style:name="T2" style:family="text">
      <style:text-properties officeooo:rsid="00194c72"/>
    </style:style>
    <style:style style:name="T3" style:family="text">
      <style:text-properties officeooo:rsid="001a8b04"/>
    </style:style>
    <style:style style:name="T4" style:family="text">
      <style:text-properties officeooo:rsid="001b031d"/>
    </style:style>
    <style:style style:name="T5" style:family="text">
      <style:text-properties officeooo:rsid="001ce66b"/>
    </style:style>
    <style:style style:name="T6" style:family="text">
      <style:text-properties officeooo:rsid="001de752"/>
    </style:style>
    <style:style style:name="T7" style:family="text">
      <style:text-properties officeooo:rsid="001e6179"/>
    </style:style>
    <style:style style:name="T8" style:family="text">
      <style:text-properties officeooo:rsid="00211d71"/>
    </style:style>
    <style:style style:name="T9" style:family="text">
      <style:text-properties officeooo:rsid="0022e56b"/>
    </style:style>
    <style:style style:name="T10" style:family="text">
      <style:text-properties officeooo:rsid="00241ca0"/>
    </style:style>
    <style:style style:name="T11" style:family="text">
      <style:text-properties officeooo:rsid="0024daf7"/>
    </style:style>
    <style:style style:name="T12" style:family="text">
      <style:text-properties officeooo:rsid="0025b80f"/>
    </style:style>
    <style:style style:name="T13" style:family="text">
      <style:text-properties officeooo:rsid="00274bbc"/>
    </style:style>
    <style:style style:name="T14" style:family="text">
      <style:text-properties officeooo:rsid="002a7c1e"/>
    </style:style>
    <style:style style:name="T15" style:family="text">
      <style:text-properties officeooo:rsid="002b46c5"/>
    </style:style>
    <style:style style:name="T16" style:family="text">
      <style:text-properties officeooo:rsid="002bb3e8"/>
    </style:style>
    <style:style style:name="T17" style:family="text">
      <style:text-properties officeooo:rsid="002e1c4c"/>
    </style:style>
    <style:style style:name="T18" style:family="text">
      <style:text-properties officeooo:rsid="002ef01b"/>
    </style:style>
    <style:style style:name="T19" style:family="text">
      <style:text-properties officeooo:rsid="0030c4d7"/>
    </style:style>
    <style:style style:name="T20" style:family="text">
      <style:text-properties officeooo:rsid="0033e193"/>
    </style:style>
    <style:style style:name="T21" style:family="text">
      <style:text-properties officeooo:rsid="0034e92d"/>
    </style:style>
    <style:style style:name="T22" style:family="text">
      <style:text-properties officeooo:rsid="00351436"/>
    </style:style>
    <style:style style:name="T23" style:family="text">
      <style:text-properties officeooo:rsid="00368dbc"/>
    </style:style>
    <style:style style:name="T24" style:family="text">
      <style:text-properties officeooo:rsid="00380869"/>
    </style:style>
    <style:style style:name="T25" style:family="text">
      <style:text-properties officeooo:rsid="0038fc71"/>
    </style:style>
    <style:style style:name="T26" style:family="text">
      <style:text-properties officeooo:rsid="0039b767"/>
    </style:style>
    <style:style style:name="T27" style:family="text">
      <style:text-properties officeooo:rsid="0039d53f"/>
    </style:style>
    <style:style style:name="T28" style:family="text">
      <style:text-properties officeooo:rsid="003b9f98"/>
    </style:style>
    <style:style style:name="T29" style:family="text">
      <style:text-properties officeooo:rsid="00404080"/>
    </style:style>
    <style:style style:name="T30" style:family="text">
      <style:text-properties officeooo:rsid="0042b65e"/>
    </style:style>
    <style:style style:name="T31" style:family="text">
      <style:text-properties officeooo:rsid="00448720"/>
    </style:style>
    <style:style style:name="T32" style:family="text">
      <style:text-properties officeooo:rsid="004842f3"/>
    </style:style>
    <style:style style:name="T33" style:family="text">
      <style:text-properties officeooo:rsid="0049f3b3"/>
    </style:style>
    <style:style style:name="T34" style:family="text">
      <style:text-properties officeooo:rsid="004af9d7"/>
    </style:style>
    <style:style style:name="T35" style:family="text">
      <style:text-properties officeooo:rsid="004bfba2"/>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gu6-8oQ6tRk" text:style-name="Internet_20_link" text:visited-style-name="Visited_20_Internet_20_Link">Maxwell's Equations via Differential Forms Part 3</text:a></text:p>
      <text:p text:style-name="P1"/>
      <text:p text:style-name="P2"><text:span text:style-name="T1">W</text:span>elcome back, today we are going to continue our hunt for Maxwell's equations via differential forms. <text:span text:style-name="T3">E</text:span>xcellent exercise, we've already reviewed our notion of differential forms and now we're going to start exploiting that use to reconstruct Maxwell's equations using those differential forms so let's begin by taking a quick look at the electric field as we understand it in regular electricity and magnetism physics meaning our elementary physics expression, our elementary engineering expression we treat the electric field as a vector in the sense of a little pointy thing that has magnitude and direction:</text:p>
      <text:p text:style-name="P3"/>
      <table:table table:name="Table1" table:style-name="Table1">
        <table:table-column table:style-name="Table1.A"/>
        <table:table-column table:style-name="Table1.B"/>
        <table:table-header-rows>
          <table:table-row>
            <table:table-cell table:style-name="Table1.A1" office:value-type="string">
              <text:p text:style-name="P29"><draw:frame draw:style-name="fr2" draw:name="Object1" text:anchor-type="as-char" svg:y="-0.2154in" svg:width="3.4209in" svg:height="0.2902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1">(<text:sequence text:ref-name="refText0" text:name="Text" text:formula="ooow:Text+1" style:num-format="1">1</text:sequence>)</text:p>
            </table:table-cell>
          </table:table-row>
        </table:table-header-rows>
      </table:table>
      <text:p text:style-name="P2"/>
      <text:p text:style-name="P2"><text:span text:style-name="T3">T</text:span>his notion of the word vector, we're changing a lot now right we've we've discussed vectors in various courses on this channel in many different ways and the least way we've ever discussed vectors is a little</text:p>
      <text:p text:style-name="Standard">pointy object with magnitude and direction, that's the first thing you know when you come into this class but it's the last thing we use to actually discuss a vector. <text:span text:style-name="T3">U</text:span>ltimately, we're trying to get away from that idea but now we're going back to this notion of the vector as you learn in elementary physics. <text:span text:style-name="T3">O</text:span>ften this is called in books that discuss this stuff meaning discuss differential forms they call this the</text:p>
      <text:p text:style-name="P2">vector in the sense of <text:span text:style-name="T3">G</text:span>ibbs which is basically vector analysis as you learned in college and high school even, the Gibbs vector analysis formalism is what we're taught.</text:p>
      <text:p text:style-name="P2"/>
      <text:p text:style-name="P2"><text:span text:style-name="T3">T</text:span>hat's a totally fine formalism, in fact it's the one that is by far dominant in the education <text:span text:style-name="T3">in</text:span> the field of this subject and that's what I mean by this guy right here <text:sequence-ref text:reference-format="text" text:ref-name="refText0">(1)</text:sequence-ref>. <text:span text:style-name="T3">W</text:span>e have a component of the electric field in the<draw:frame draw:style-name="fr2" draw:name="Object2" text:anchor-type="as-char" svg:y="-0.1484in" svg:width="0.1701in" svg:height="0.1839in" draw:z-index="1"><draw:object xlink:href="./Object 2" xlink:type="simple" xlink:show="embed" xlink:actuate="onLoad"/><draw:image xlink:href="./ObjectReplacements/Object 2" xlink:type="simple" xlink:show="embed" xlink:actuate="onLoad"/></draw:frame>direction and this<draw:frame draw:style-name="fr2" draw:name="Object3" text:anchor-type="as-char" svg:y="-0.1484in" svg:width="0.1701in" svg:height="0.1839in" draw:z-index="2"><draw:object xlink:href="./Object 3" xlink:type="simple" xlink:show="embed" xlink:actuate="onLoad"/><draw:image xlink:href="./ObjectReplacements/Object 3" xlink:type="simple" xlink:show="embed" xlink:actuate="onLoad"/></draw:frame>is its unit vector in the<draw:frame draw:style-name="fr2" draw:name="Object4" text:anchor-type="as-char" svg:y="-0.1484in" svg:width="0.1701in" svg:height="0.1839in" draw:z-index="3"><draw:object xlink:href="./Object 4" xlink:type="simple" xlink:show="embed" xlink:actuate="onLoad"/><draw:image xlink:href="./ObjectReplacements/Object 4" xlink:type="simple" xlink:show="embed" xlink:actuate="onLoad"/><svg:desc>formula</svg:desc></draw:frame>direction, component in the<draw:frame draw:style-name="fr2" draw:name="Object5" text:anchor-type="as-char" svg:y="-0.1484in" svg:width="0.1835in" svg:height="0.1839in" draw:z-index="4"><draw:object xlink:href="./Object 5" xlink:type="simple" xlink:show="embed" xlink:actuate="onLoad"/><draw:image xlink:href="./ObjectReplacements/Object 5" xlink:type="simple" xlink:show="embed" xlink:actuate="onLoad"/></draw:frame>direction, the unit vector in the<draw:frame draw:style-name="fr2" draw:name="Object6" text:anchor-type="as-char" svg:y="-0.1484in" svg:width="0.1835in" svg:height="0.1839in" draw:z-index="5"><draw:object xlink:href="./Object 6" xlink:type="simple" xlink:show="embed" xlink:actuate="onLoad"/><draw:image xlink:href="./ObjectReplacements/Object 6" xlink:type="simple" xlink:show="embed" xlink:actuate="onLoad"/><svg:desc>formula</svg:desc></draw:frame><text:span text:style-name="T4">in the</text:span><text:span text:style-name="T4"><draw:frame draw:style-name="fr2" draw:name="Object7" text:anchor-type="as-char" svg:y="-0.1484in" svg:width="0.1835in" svg:height="0.1839in" draw:z-index="6"><draw:object xlink:href="./Object 7" xlink:type="simple" xlink:show="embed" xlink:actuate="onLoad"/><draw:image xlink:href="./ObjectReplacements/Object 7" xlink:type="simple" xlink:show="embed" xlink:actuate="onLoad"/></draw:frame></text:span>direction, the unit vector<draw:frame draw:style-name="fr2" draw:name="Object8" text:anchor-type="as-char" svg:y="-0.1484in" svg:width="0.1598in" svg:height="0.1839in" draw:z-index="7"><draw:object xlink:href="./Object 8" xlink:type="simple" xlink:show="embed" xlink:actuate="onLoad"/><draw:image xlink:href="./ObjectReplacements/Object 8" xlink:type="simple" xlink:show="embed" xlink:actuate="onLoad"/><svg:desc>formula</svg:desc></draw:frame><text:span text:style-name="T4">in the</text:span><text:span text:style-name="T4"><draw:frame draw:style-name="fr2" draw:name="Object9" text:anchor-type="as-char" svg:y="-0.1484in" svg:width="0.1598in" svg:height="0.1839in" draw:z-index="8"><draw:object xlink:href="./Object 9" xlink:type="simple" xlink:show="embed" xlink:actuate="onLoad"/><draw:image xlink:href="./ObjectReplacements/Object 9" xlink:type="simple" xlink:show="embed" xlink:actuate="onLoad"/></draw:frame></text:span>direction and the component in the<draw:frame draw:style-name="fr2" draw:name="Object10" text:anchor-type="as-char" svg:y="-0.1484in" svg:width="0.1598in" svg:height="0.1839in" draw:z-index="9"><draw:object xlink:href="./Object 10" xlink:type="simple" xlink:show="embed" xlink:actuate="onLoad"/><draw:image xlink:href="./ObjectReplacements/Object 10" xlink:type="simple" xlink:show="embed" xlink:actuate="onLoad"/></draw:frame>direction. <text:span text:style-name="T4">N</text:span>ow we take this notion of the vector and we're going to start moving it into the more sophisticated versions of things and what we realize is that our electric field exists on some manifold, we have some manifold that has some coordinate system <text:span text:style-name="T4">and</text:span><text:span text:style-name="T4"><draw:frame draw:style-name="fr2" draw:name="Object11" text:anchor-type="as-char" svg:y="-0.1484in" svg:width="0.511in" svg:height="0.1839in" draw:z-index="10"><draw:object xlink:href="./Object 11" xlink:type="simple" xlink:show="embed" xlink:actuate="onLoad"/><draw:image xlink:href="./ObjectReplacements/Object 11" xlink:type="simple" xlink:show="embed" xlink:actuate="onLoad"/></draw:frame></text:span>Cartesian coordinate system and now this being a manifold, it's a very simple one, it's an<draw:frame draw:style-name="fr2" draw:name="Object12" text:anchor-type="as-char" svg:y="-0.1484in" svg:width="0.511in" svg:height="0.1839in" draw:z-index="11"><draw:object xlink:href="./Object 12" xlink:type="simple" xlink:show="embed" xlink:actuate="onLoad"/><draw:image xlink:href="./ObjectReplacements/Object 12" xlink:type="simple" xlink:show="embed" xlink:actuate="onLoad"/><svg:desc>formula</svg:desc></draw:frame>spatial manifold only, there's no fourth</text:p>
      <text:p text:style-name="P4">dimension there's no time in it yet so with this manifold it's very easy to say we can just take this unit vector and immediately translate it into the language of vectors in a tangent space on a manifold, meaning what we can now do is we can now say that these unit vectors are actually differential operators that work in the tangent space and we now presume that we have a tangent space at each point of space in the manifold and that's how we describe vectors on a manifold.</text:p>
      <text:p text:style-name="P4"/>
      <text:p text:style-name="P4"><text:span text:style-name="T4">W</text:span>e've already gone from the elementary notion to this more sophisticated notion, now you can do it by direct substitution you directly take these unit vectors and you just say we're going to use unit vectors on a manifold so those are differential operators so you're almost just doing a symbolic rewrite and that's the first and easiest step but notice that I was very fond of these subscripts for the<draw:frame draw:style-name="fr2" draw:name="Object13" text:anchor-type="as-char" svg:y="-0.1484in" svg:width="0.511in" svg:height="0.1839in" draw:z-index="12"><draw:object xlink:href="./Object 13" xlink:type="simple" xlink:show="embed" xlink:actuate="onLoad"/><draw:image xlink:href="./ObjectReplacements/Object 13" xlink:type="simple" xlink:show="embed" xlink:actuate="onLoad"/><svg:desc>formula</svg:desc></draw:frame>in our standard practice but now I turn them into superscripts in order to be able to exploit ultimately the notion, the Einstein summation convention<draw:frame draw:style-name="fr2" draw:name="Object14" text:anchor-type="as-char" svg:y="-0.1484in" svg:width="0.4508in" svg:height="0.1839in" draw:z-index="13"><draw:object xlink:href="./Object 14" xlink:type="simple" xlink:show="embed" xlink:actuate="onLoad"/><draw:image xlink:href="./ObjectReplacements/Object 14" xlink:type="simple" xlink:show="embed" xlink:actuate="onLoad"/></draw:frame>. <text:span text:style-name="T5">N</text:span>ow we start going to this up down convention once we make this change into a vector field on a manifold so that's important to keep an eye on.</text:p>
      <text:p text:style-name="P5"/>
      <text:p text:style-name="P5"><text:span text:style-name="T5">S</text:span>ince we're still talking about regular space and <text:span text:style-name="T2">New</text:span>tonian physics really, we note that the inner product on all of these tangent spaces or the metric as you will on the manifold is just your standard <text:span text:style-name="T5">Euclidean</text:span> metric which means that the inner product<draw:frame draw:style-name="fr2" draw:name="Object15" text:anchor-type="as-char" svg:y="-0.1598in" svg:width="0.9862in" svg:height="0.2193in" draw:z-index="14"><draw:object xlink:href="./Object 15" xlink:type="simple" xlink:show="embed" xlink:actuate="onLoad"/><draw:image xlink:href="./ObjectReplacements/Object 15" xlink:type="simple" xlink:show="embed" xlink:actuate="onLoad"/></draw:frame>in each tangent space and because of this the values of<draw:frame draw:style-name="fr2" draw:name="Object16" text:anchor-type="as-char" svg:y="-0.1484in" svg:width="0.1965in" svg:height="0.1839in" draw:z-index="15"><draw:object xlink:href="./Object 16" xlink:type="simple" xlink:show="embed" xlink:actuate="onLoad"/><draw:image xlink:href="./ObjectReplacements/Object 16" xlink:type="simple" xlink:show="embed" xlink:actuate="onLoad"/></draw:frame>whether the subscript is up or the subscript is down is irrelevant, it's not affected by going to the dual space and because we've chosen this metric we have a one-to-one correspondence</text:p>
      <text:p text:style-name="Standard"><text:soft-page-break/>between all the vectors that live in the tangent space and all the forms that live in the cotangent space so for every electric field vector in our manifold we have an easy one-to-one correspondence with an electric field co-vector and we just simply replace the vector vector operators there, the unit vectors with unit differential forms:</text:p>
      <table:table table:name="Table2" table:style-name="Table2">
        <table:table-column table:style-name="Table2.A"/>
        <table:table-column table:style-name="Table2.B"/>
        <table:table-header-rows>
          <table:table-row>
            <table:table-cell table:style-name="Table2.A1" office:value-type="string">
              <text:p text:style-name="P29"><draw:frame draw:style-name="fr2" draw:name="Object17" text:anchor-type="as-char" svg:y="-0.2154in" svg:width="2.0484in" svg:height="0.2902in" draw:z-index="16"><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31">(<text:sequence text:ref-name="refText1" text:name="Text" text:formula="ooow:Text+1" style:num-format="1">2</text:sequence>)</text:p>
            </table:table-cell>
          </table:table-row>
        </table:table-header-rows>
      </table:table>
      <text:p text:style-name="Standard"/>
      <text:p text:style-name="P6"><text:span text:style-name="T6">T</text:span>his one-to-one correspondence, right here between these two is all driven by our choice of the metric and what's more important is this choice of the metric means that this particular choice of the metric this trivial choice where we have this<draw:frame draw:style-name="fr2" draw:name="Object18" text:anchor-type="as-char" svg:y="-0.1256in" svg:width="0.1819in" svg:height="0.1354in" draw:z-index="29"><draw:object xlink:href="./Object 18" xlink:type="simple" xlink:show="embed" xlink:actuate="onLoad"/><draw:image xlink:href="./ObjectReplacements/Object 18" xlink:type="simple" xlink:show="embed" xlink:actuate="onLoad"/></draw:frame>delta function it means that these <text:span text:style-name="T6">super-scripted</text:span> versions and these subscript inversions are the same. <text:span text:style-name="T6">H</text:span>ad we chosen the metric of Minkowski space-time which is a four-dimensional space time and we will do this we would have had an<draw:frame draw:style-name="fr2" draw:name="Object19" text:anchor-type="as-char" svg:y="-0.1484in" svg:width="0.2484in" svg:height="0.2091in" draw:z-index="30"><draw:object xlink:href="./Object 19" xlink:type="simple" xlink:show="embed" xlink:actuate="onLoad"/><draw:image xlink:href="./ObjectReplacements/Object 19" xlink:type="simple" xlink:show="embed" xlink:actuate="onLoad"/></draw:frame>here but the<draw:frame draw:style-name="fr2" draw:name="Object20" text:anchor-type="as-char" svg:y="-0.1484in" svg:width="0.2484in" svg:height="0.2091in" draw:z-index="31"><draw:object xlink:href="./Object 20" xlink:type="simple" xlink:show="embed" xlink:actuate="onLoad"/><draw:image xlink:href="./ObjectReplacements/Object 20" xlink:type="simple" xlink:show="embed" xlink:actuate="onLoad"/><svg:desc>formula</svg:desc></draw:frame>would not have been the same it would have been<draw:frame draw:style-name="fr2" draw:name="Object21" text:anchor-type="as-char" svg:y="-0.1602in" svg:width="0.6819in" svg:height="0.2209in" draw:z-index="32"><draw:object xlink:href="./Object 21" xlink:type="simple" xlink:show="embed" xlink:actuate="onLoad"/><draw:image xlink:href="./ObjectReplacements/Object 21" xlink:type="simple" xlink:show="embed" xlink:actuate="onLoad"/><svg:desc>formula</svg:desc></draw:frame>because the metric there includes<draw:frame draw:style-name="fr2" draw:name="Object22" text:anchor-type="as-char" svg:y="-0.1598in" svg:width="0.8965in" svg:height="0.2319in" draw:z-index="33"><draw:object xlink:href="./Object 22" xlink:type="simple" xlink:show="embed" xlink:actuate="onLoad"/><draw:image xlink:href="./ObjectReplacements/Object 22" xlink:type="simple" xlink:show="embed" xlink:actuate="onLoad"/><svg:desc>formula</svg:desc></draw:frame>or sometimes they depend on your convention sometimes these guys here are all equal to<draw:frame draw:style-name="fr2" draw:name="Object23" text:anchor-type="as-char" svg:y="-0.1484in" svg:width="0.2972in" svg:height="0.1839in" draw:z-index="34"><draw:object xlink:href="./Object 23" xlink:type="simple" xlink:show="embed" xlink:actuate="onLoad"/><draw:image xlink:href="./ObjectReplacements/Object 23" xlink:type="simple" xlink:show="embed" xlink:actuate="onLoad"/></draw:frame>and this guy equals<draw:frame draw:style-name="fr2" draw:name="Object24" text:anchor-type="as-char" svg:y="-0.1484in" svg:width="0.2681in" svg:height="0.1839in" draw:z-index="35"><draw:object xlink:href="./Object 24" xlink:type="simple" xlink:show="embed" xlink:actuate="onLoad"/><draw:image xlink:href="./ObjectReplacements/Object 24" xlink:type="simple" xlink:show="embed" xlink:actuate="onLoad"/><svg:desc>formula</svg:desc></draw:frame>depending on the convention.</text:p>
      <text:p text:style-name="P6"/>
      <text:p text:style-name="P6"><text:span text:style-name="T7">T</text:span>he point of this though is that the way we're going to look at our Maxwell's equations today in three dimensions or at least right now in three dimensions with a regular standard Euclidean metric, all of this stuff is basically equivalent right there's isomorphisms between this vector space<draw:frame draw:style-name="fr2" draw:name="Object25" text:anchor-type="as-char" svg:y="-0.1484in" svg:width="0.2047in" svg:height="0.1839in" draw:z-index="36"><draw:object xlink:href="./Object 25" xlink:type="simple" xlink:show="embed" xlink:actuate="onLoad"/><draw:image xlink:href="./ObjectReplacements/Object 25" xlink:type="simple" xlink:show="embed" xlink:actuate="onLoad"/></draw:frame>and this vector space<draw:frame draw:style-name="fr2" draw:name="Object26" text:anchor-type="as-char" svg:y="-0.1602in" svg:width="0.2736in" svg:height="0.1957in" draw:z-index="37"><draw:object xlink:href="./Object 26" xlink:type="simple" xlink:show="embed" xlink:actuate="onLoad"/><draw:image xlink:href="./ObjectReplacements/Object 26" xlink:type="simple" xlink:show="embed" xlink:actuate="onLoad"/></draw:frame>and then there's an isomorphism between this vector space <text:sequence-ref text:reference-format="text" text:ref-name="refText0">(1)</text:sequence-ref><text:s/>and this vector space <text:sequence-ref text:reference-format="text" text:ref-name="refText1">(2)</text:sequence-ref><text:s/>these isomorphisms are slightly different and what drives them this <text:sequence-ref text:reference-format="text" text:ref-name="refText0">(1)</text:sequence-ref><text:s/>is purely a notational thing, we're not exploiting the machinery of tangent spaces when we do your regular Gibbs vector algebra but as soon as we start talking in terms of manifolds which is the real mature grown up way to do this then we need these vector operators to tell us that we're dealing with a vector that lives in the tangent space at every point so that transition here is really more of just a formalism translation because in principle th<text:span text:style-name="T7">e Gibbs notation</text:span> is living in the tangent space as well.</text:p>
      <text:p text:style-name="P6"/>
      <text:p text:style-name="P7"><text:span text:style-name="T8">W</text:span>e're <text:span text:style-name="T8">just </text:span>not concerned, we don't use all the rest of the machinery of differential form so we just ignore it and we just give it these little letters, it's almost just a purely symbolic change between <text:span text:style-name="T8">the first and second parts of </text:span><text:span text:style-name="T8"><text:sequence-ref text:reference-format="text" text:ref-name="refText0">(1)</text:sequence-ref></text:span><text:span text:style-name="T8"><text:s/></text:span>but from going from <text:sequence-ref text:reference-format="text" text:ref-name="refText0">(1)</text:sequence-ref><text:s/>to <text:sequence-ref text:reference-format="text" text:ref-name="refText1">(2)</text:sequence-ref><text:s/>that's a statement about the metric on the tangent spaces, that's the statement about this inner product for each tangent space and the metric on the manifold and because it's Euclidean we can make these equivalences and all of this up down index machinery is a bit hidden under the hood because the metric is so trivial and there are plenty of books that do in fact, I would say make things even more confusing by just going ahead and putting the subscripts down here right and they'll even put the subscripts on these forms down here. I've seen papers do that, they don't care because they know the metric is the regular Euclidean metric and none of this really matters but for what we're talking about right now I want to make sure that we understand that we can move very freely between these three objects in Euclidean space and actually the way I've done it you can even move freely between these two objects in Minkowski space as long as you keep track of the up or down indices because the metric will take care of the sign differences in this case.</text:p>
      <text:p text:style-name="P7"><text:span text:style-name="T8">H</text:span>ere we have the electric field as a vector an electric field as a one form and this movement between them is completely free we are allowed to make those changes. <text:span text:style-name="T8">W</text:span>hat's next? I want to move away from this for a moment and go back to our quick review that we did in a previous lesson about differential forms and show you that we studied the exterior derivative of a function on a manifold and we came up with this expression:</text:p>
      <table:table table:name="Table3" table:style-name="Table3">
        <table:table-column table:style-name="Table3.A"/>
        <table:table-column table:style-name="Table3.B"/>
        <table:table-header-rows>
          <table:table-row>
            <table:table-cell table:style-name="Table3.A1" office:value-type="string">
              <text:p text:style-name="P29"><draw:frame draw:style-name="fr2" draw:name="Object27" text:anchor-type="as-char" svg:y="-0.1854in" svg:width="1.1335in" svg:height="0.2575in" draw:z-index="38"><draw:object xlink:href="./Object 27" xlink:type="simple" xlink:show="embed" xlink:actuate="onLoad"/><draw:image xlink:href="./ObjectReplacements/Object 27" xlink:type="simple" xlink:show="embed" xlink:actuate="onLoad"/><svg:desc>formula</svg:desc></draw:frame></text:p>
            </table:table-cell>
            <table:table-cell table:style-name="Table3.A1" office:value-type="string">
              <text:p text:style-name="P31">(<text:sequence text:ref-name="refText2" text:name="Text" text:formula="ooow:Text+1" style:num-format="1">3</text:sequence>)</text:p>
            </table:table-cell>
          </table:table-row>
        </table:table-header-rows>
      </table:table>
      <text:p text:style-name="P8"/>
      <text:p text:style-name="P8"><text:span text:style-name="T9">Note this uses </text:span>Einstein <text:span text:style-name="T9">notation.</text:span></text:p>
      <text:p text:style-name="P8"><text:soft-page-break/><text:span text:style-name="T9">W</text:span>hat's important to see is if we flush this out what do we get let's do it we get this very obvious I mean I've just blown up the Einstein sum and we get:</text:p>
      <text:p text:style-name="P9"/>
      <table:table table:name="Table4" table:style-name="Table4">
        <table:table-column table:style-name="Table4.A"/>
        <table:table-column table:style-name="Table4.B"/>
        <table:table-header-rows>
          <table:table-row>
            <table:table-cell table:style-name="Table4.A1" office:value-type="string">
              <text:p text:style-name="P29"><draw:frame draw:style-name="fr2" draw:name="Object28" text:anchor-type="as-char" svg:y="-0.3047in" svg:width="5.2339in" svg:height="0.5201in" draw:z-index="44"><draw:object xlink:href="./Object 28" xlink:type="simple" xlink:show="embed" xlink:actuate="onLoad"/><draw:image xlink:href="./ObjectReplacements/Object 28" xlink:type="simple" xlink:show="embed" xlink:actuate="onLoad"/><svg:desc>formula</svg:desc></draw:frame></text:p>
            </table:table-cell>
            <table:table-cell table:style-name="Table4.A1" office:value-type="string">
              <text:p text:style-name="P31">(<text:sequence text:ref-name="refText3" text:name="Text" text:formula="ooow:Text+1" style:num-format="1">4</text:sequence>)</text:p>
            </table:table-cell>
          </table:table-row>
        </table:table-header-rows>
      </table:table>
      <text:p text:style-name="P8"/>
      <text:p text:style-name="P10"><text:span text:style-name="T10">W</text:span>hen you look at this we have a one form, this is a one form you can see the one form unit co-vectors there and <text:span text:style-name="T10">the derivative </text:span>is a number because we are presuming that this is a one form given place <text:span text:style-name="T10">and</text:span> time as it's written this is a one form on the manifold because<draw:frame draw:style-name="fr2" draw:name="Object29" text:anchor-type="as-char" svg:y="-0.1484in" svg:width="0.1457in" svg:height="0.1839in" draw:z-index="17"><draw:object xlink:href="./Object 29" xlink:type="simple" xlink:show="embed" xlink:actuate="onLoad"/><draw:image xlink:href="./ObjectReplacements/Object 29" xlink:type="simple" xlink:show="embed" xlink:actuate="onLoad"/></draw:frame>is a function, remember<draw:frame draw:style-name="fr2" draw:name="Object30" text:anchor-type="as-char" svg:y="-0.1484in" svg:width="0.1457in" svg:height="0.1839in" draw:z-index="18"><draw:object xlink:href="./Object 30" xlink:type="simple" xlink:show="embed" xlink:actuate="onLoad"/><draw:image xlink:href="./ObjectReplacements/Object 30" xlink:type="simple" xlink:show="embed" xlink:actuate="onLoad"/><svg:desc>formula</svg:desc></draw:frame>is a function of<draw:frame draw:style-name="fr2" draw:name="Object31" text:anchor-type="as-char" svg:y="-0.1602in" svg:width="0.6598in" svg:height="0.1957in" draw:z-index="39"><draw:object xlink:href="./Object 31" xlink:type="simple" xlink:show="embed" xlink:actuate="onLoad"/><draw:image xlink:href="./ObjectReplacements/Object 31" xlink:type="simple" xlink:show="embed" xlink:actuate="onLoad"/></draw:frame>which is the equivalent of saying <text:span text:style-name="T11">that</text:span><text:span text:style-name="T11"><draw:frame draw:style-name="fr2" draw:name="Object32" text:anchor-type="as-char" svg:y="-0.1484in" svg:width="0.1457in" svg:height="0.1839in" draw:z-index="40"><draw:object xlink:href="./Object 32" xlink:type="simple" xlink:show="embed" xlink:actuate="onLoad"/><draw:image xlink:href="./ObjectReplacements/Object 32" xlink:type="simple" xlink:show="embed" xlink:actuate="onLoad"/></draw:frame></text:span>is a function of<draw:frame draw:style-name="fr2" draw:name="Object33" text:anchor-type="as-char" svg:y="-0.1484in" svg:width="0.511in" svg:height="0.1839in" draw:z-index="41"><draw:object xlink:href="./Object 33" xlink:type="simple" xlink:show="embed" xlink:actuate="onLoad"/><draw:image xlink:href="./ObjectReplacements/Object 33" xlink:type="simple" xlink:show="embed" xlink:actuate="onLoad"/></draw:frame><text:span text:style-name="T11">in</text:span> the Gibbs presentation but it's the same thing so <text:span text:style-name="T11">the derivatives of</text:span><text:span text:style-name="T11"><draw:frame draw:style-name="fr2" draw:name="Object34" text:anchor-type="as-char" svg:y="-0.1484in" svg:width="0.1457in" svg:height="0.1839in" draw:z-index="42"><draw:object xlink:href="./Object 34" xlink:type="simple" xlink:show="embed" xlink:actuate="onLoad"/><draw:image xlink:href="./ObjectReplacements/Object 34" xlink:type="simple" xlink:show="embed" xlink:actuate="onLoad"/><svg:desc>formula</svg:desc></draw:frame></text:span><text:span text:style-name="T11">are also </text:span>a function <text:span text:style-name="T11">of</text:span><draw:frame draw:style-name="fr2" draw:name="Object35" text:anchor-type="as-char" svg:y="-0.1602in" svg:width="0.6598in" svg:height="0.1957in" draw:z-index="43"><draw:object xlink:href="./Object 35" xlink:type="simple" xlink:show="embed" xlink:actuate="onLoad"/><draw:image xlink:href="./ObjectReplacements/Object 35" xlink:type="simple" xlink:show="embed" xlink:actuate="onLoad"/><svg:desc>formula</svg:desc></draw:frame><text:span text:style-name="T11">on the </text:span>manifold but multiplied by these unit co-vectors so <text:sequence-ref text:reference-format="text" text:ref-name="refText3">(4)</text:sequence-ref><text:s/>is a one form on the manifold but at any given place on the manifold each of these functions takes on a value and suddenly becomes a real number and so at each point you end up with a real number and ergo at each point you end up with a no kidding co-vector which is a scalar real number multiplied by the one form unit vector.</text:p>
      <text:p text:style-name="P10"/>
      <text:p text:style-name="Standard"><text:span text:style-name="T12">W</text:span>e've now created this one form, we've taken the exterior derivative of a function by this definition that we studied earlier gives us this expression right here <text:sequence-ref text:reference-format="text" text:ref-name="refText3">(4)</text:sequence-ref><text:s/>and now we execute our freedom to turn</text:p>
      <text:p text:style-name="P11">that into a vector so how do we do that well I'm going to take this I'm going to now simply erase these one forms right and I am going to replace them with vectors:</text:p>
      <text:p text:style-name="P12"/>
      <table:table table:name="Table5" table:style-name="Table5">
        <table:table-column table:style-name="Table5.A"/>
        <table:table-column table:style-name="Table5.B"/>
        <table:table-header-rows>
          <table:table-row>
            <table:table-cell table:style-name="Table5.A1" office:value-type="string">
              <text:p text:style-name="P29"><draw:frame draw:style-name="fr2" draw:name="Object36" text:anchor-type="as-char" svg:y="-0.3047in" svg:width="2.5319in" svg:height="0.5201in" draw:z-index="45"><draw:object xlink:href="./Object 36" xlink:type="simple" xlink:show="embed" xlink:actuate="onLoad"/><draw:image xlink:href="./ObjectReplacements/Object 36" xlink:type="simple" xlink:show="embed" xlink:actuate="onLoad"/><svg:desc>formula</svg:desc></draw:frame></text:p>
            </table:table-cell>
            <table:table-cell table:style-name="Table5.A1" office:value-type="string">
              <text:p text:style-name="P31">(<text:sequence text:ref-name="refText4" text:name="Text" text:formula="ooow:Text+1" style:num-format="1">5</text:sequence>)</text:p>
            </table:table-cell>
          </table:table-row>
        </table:table-header-rows>
      </table:table>
      <text:p text:style-name="P11"/>
      <text:p text:style-name="P13"><text:span text:style-name="T12">N</text:span>ow we have a vector living at every point in space time, we can do that because of this immediate correspondence between vectors and co-vectors and I could go as far as instead of writing those I could have written<draw:frame draw:style-name="fr2" draw:name="Object37" text:anchor-type="as-char" svg:y="-0.1484in" svg:width="0.511in" svg:height="0.1839in" draw:z-index="47"><draw:object xlink:href="./Object 37" xlink:type="simple" xlink:show="embed" xlink:actuate="onLoad"/><draw:image xlink:href="./ObjectReplacements/Object 37" xlink:type="simple" xlink:show="embed" xlink:actuate="onLoad"/></draw:frame>, the point being that if you write it with<draw:frame draw:style-name="fr2" draw:name="Object38" text:anchor-type="as-char" svg:y="-0.1484in" svg:width="0.511in" svg:height="0.1839in" draw:z-index="50"><draw:object xlink:href="./Object 38" xlink:type="simple" xlink:show="embed" xlink:actuate="onLoad"/><draw:image xlink:href="./ObjectReplacements/Object 38" xlink:type="simple" xlink:show="embed" xlink:actuate="onLoad"/><svg:desc>formula</svg:desc></draw:frame>your elementary brain should be going, wait a minute this now as written in a vector form is simply the gradient, that is literally the definition of the gradient of a function as we've learned from vector calculus so the point is that the gradient of a function is very tightly connected to the exterior derivative of a function<draw:frame draw:style-name="fr2" draw:name="Object39" text:anchor-type="as-char" svg:y="-0.1484in" svg:width="0.6346in" svg:height="0.1839in" draw:z-index="51"><draw:object xlink:href="./Object 39" xlink:type="simple" xlink:show="embed" xlink:actuate="onLoad"/><draw:image xlink:href="./ObjectReplacements/Object 39" xlink:type="simple" xlink:show="embed" xlink:actuate="onLoad"/></draw:frame>, in fact they're entirely equivalent and that exploitation is pretty important because we're going to now start doing that thing connecting Gibbs notions to differential form notions for everything we do.</text:p>
      <text:p text:style-name="P13"/>
      <text:p text:style-name="P13"><text:span text:style-name="T13">B</text:span>efore I move on I do need to point out this is not an equality right I did not write gradient function equals the exterior derivative of a function because it literally isn't, you've got this issue of you end up with a form on this side and this is our vector notion so I went with I went with this symbol something like I guess an arrow like you can replace the gradient with the differential with the exterior derivative</text:p>
      <text:p text:style-name="Standard">understanding that we have to always track between these isomorphisms between forms and vectors and this Gibbs unit vector idea so the gradient of a function is tightly bound to its being a differential operator and in fact you can see the coefficients are the same they all have unit vectors so you can make these replacements, this is an important replacement, we're going to probably be exploiting in order to write our our Maxwell's equations in the language of differential operators because you know there's a lot of gradients in Maxwell's equations but they're not gradients of scalar functions they're gradients of vector fields so we still have a little work to do but this is a start and so let's go to the next step here.</text:p>
      <text:p text:style-name="Standard"/>
      <text:p text:style-name="Standard"><text:soft-page-break/><text:span text:style-name="T14">N</text:span>ow we are going to study this notion of the divergence of a vector field so the way this is written here of course is the standard electricity and magnetism first year course vector analysis expression for the</text:p>
      <text:p text:style-name="P14">divergence of a vector field<draw:frame draw:style-name="fr2" draw:name="Object40" text:anchor-type="as-char" svg:y="-0.1484in" svg:width="0.2in" svg:height="0.1839in" draw:z-index="19"><draw:object xlink:href="./Object 40" xlink:type="simple" xlink:show="embed" xlink:actuate="onLoad"/><draw:image xlink:href="./ObjectReplacements/Object 40" xlink:type="simple" xlink:show="embed" xlink:actuate="onLoad"/></draw:frame>:</text:p>
      <text:p text:style-name="P15"/>
      <table:table table:name="Table6" table:style-name="Table6">
        <table:table-column table:style-name="Table6.A"/>
        <table:table-column table:style-name="Table6.B"/>
        <table:table-header-rows>
          <table:table-row>
            <table:table-cell table:style-name="Table6.A1" office:value-type="string">
              <text:p text:style-name="P29"><draw:frame draw:style-name="fr2" draw:name="Object41" text:anchor-type="as-char" svg:y="-0.1854in" svg:width="2.1744in" svg:height="0.261in" draw:z-index="55"><draw:object xlink:href="./Object 41" xlink:type="simple" xlink:show="embed" xlink:actuate="onLoad"/><draw:image xlink:href="./ObjectReplacements/Object 41" xlink:type="simple" xlink:show="embed" xlink:actuate="onLoad"/><svg:desc>formula</svg:desc></draw:frame></text:p>
            </table:table-cell>
            <table:table-cell table:style-name="Table6.A1" office:value-type="string">
              <text:p text:style-name="P31">(<text:sequence text:ref-name="refText5" text:name="Text" text:formula="ooow:Text+1" style:num-format="1">6</text:sequence>)</text:p>
            </table:table-cell>
          </table:table-row>
        </table:table-header-rows>
      </table:table>
      <text:p text:style-name="P14"/>
      <text:p text:style-name="P14"><text:span text:style-name="T15">W</text:span>hen I say standard I mean those the Gibbs vector analysis vector field, that's what this is and this is the divergence <text:span text:style-name="T16">which </text:span>is always expressed in the basic Gibbs form as follows:</text:p>
      <text:p text:style-name="P16"/>
      <table:table table:name="Table7" table:style-name="Table7">
        <table:table-column table:style-name="Table7.A"/>
        <table:table-column table:style-name="Table7.B"/>
        <table:table-header-rows>
          <table:table-row>
            <table:table-cell table:style-name="Table7.A1" office:value-type="string">
              <text:p text:style-name="P29"><draw:frame draw:style-name="fr2" draw:name="Object42" text:anchor-type="as-char" svg:y="-0.1854in" svg:width="1.6917in" svg:height="0.261in" draw:z-index="56"><draw:object xlink:href="./Object 42" xlink:type="simple" xlink:show="embed" xlink:actuate="onLoad"/><draw:image xlink:href="./ObjectReplacements/Object 42" xlink:type="simple" xlink:show="embed" xlink:actuate="onLoad"/><svg:desc>formula</svg:desc></draw:frame></text:p>
            </table:table-cell>
            <table:table-cell table:style-name="Table7.A1" office:value-type="string">
              <text:p text:style-name="P31">(<text:sequence text:ref-name="refText6" text:name="Text" text:formula="ooow:Text+1" style:num-format="1">7</text:sequence>)</text:p>
            </table:table-cell>
          </table:table-row>
        </table:table-header-rows>
      </table:table>
      <text:p text:style-name="Standard"/>
      <text:p text:style-name="P17"><text:span text:style-name="T16">I</text:span>f I wrote it in just the straight up way that everybody's used to seeing it this is this gradient operator, it's a gradient vector field but it's got these differential operators for components and so the divergence of a vector field is given by this simple expression when the vector field we're talking about is the electric vector field<draw:frame draw:style-name="fr2" draw:name="Object43" text:anchor-type="as-char" svg:y="-0.1484in" svg:width="0.2in" svg:height="0.1839in" draw:z-index="20"><draw:object xlink:href="./Object 43" xlink:type="simple" xlink:show="embed" xlink:actuate="onLoad"/><draw:image xlink:href="./ObjectReplacements/Object 43" xlink:type="simple" xlink:show="embed" xlink:actuate="onLoad"/></draw:frame>expressed in this form here <text:sequence-ref text:reference-format="text" text:ref-name="refText5">(6)</text:sequence-ref><text:s/>so what we're going to do is we're going to see how we can translate this into the language of differential forms and we're going to do this step-wise <text:span text:style-name="T16">I</text:span>t's motivated by how it ends so we'll just do it step by step and we'll see that we land in the right place. </text:p>
      <text:p text:style-name="P17"/>
      <text:p text:style-name="P17"><text:span text:style-name="T16">F</text:span>or example, first thing I'm going to do is I'm going to translate this electric vector field of standard classical mechanics into the differential forms version right and that is a free movement so all of a sudden this object now is moved from the Gibbs form we're just immediately dropping it off into the one form, I shouldn't say Gibbs form I don't want to use that word so I want to say the language of Gibbs or the language of standard vector calculus to the language of one forms and this movement is absolutely free. <text:span text:style-name="T17">T</text:span>hat's the first step we do and then we are going to find its Hodge dual right and we know how to do the Hodge dual because we did that in the entire last lecture so we know the Hodge tool is linear over the coefficients of the one form so we pull out this<draw:frame draw:style-name="fr2" draw:name="Object44" text:anchor-type="as-char" svg:y="-0.1484in" svg:width="0.739in" svg:height="0.2091in" draw:z-index="21"><draw:object xlink:href="./Object 44" xlink:type="simple" xlink:show="embed" xlink:actuate="onLoad"/><draw:image xlink:href="./ObjectReplacements/Object 44" xlink:type="simple" xlink:show="embed" xlink:actuate="onLoad"/></draw:frame>and we're now looking at the Hodge dual of the basis vectors which we calculated last time:</text:p>
      <text:p text:style-name="P18"/>
      <table:table table:name="Table8" table:style-name="Table8">
        <table:table-column table:style-name="Table8.A"/>
        <table:table-column table:style-name="Table8.B"/>
        <table:table-header-rows>
          <table:table-row>
            <table:table-cell table:style-name="Table8.A1" office:value-type="string">
              <text:p text:style-name="P29"><draw:frame draw:style-name="fr2" draw:name="Object45" text:anchor-type="as-char" svg:y="-0.3311in" svg:width="4.2146in" svg:height="0.6193in" draw:z-index="57"><draw:object xlink:href="./Object 45" xlink:type="simple" xlink:show="embed" xlink:actuate="onLoad"/><draw:image xlink:href="./ObjectReplacements/Object 45" xlink:type="simple" xlink:show="embed" xlink:actuate="onLoad"/><svg:desc>formula</svg:desc></draw:frame></text:p>
            </table:table-cell>
            <table:table-cell table:style-name="Table8.A1" office:value-type="string">
              <text:p text:style-name="P31">(<text:sequence text:ref-name="refText7" text:name="Text" text:formula="ooow:Text+1" style:num-format="1">8</text:sequence>)</text:p>
            </table:table-cell>
          </table:table-row>
        </table:table-header-rows>
      </table:table>
      <text:p text:style-name="Standard"/>
      <text:p text:style-name="P22"><text:span text:style-name="T18">W</text:span>ith all that in place we now have calculated the Hodge dual of the electric field <text:sequence-ref text:reference-format="text" text:ref-name="refText7">(8)</text:sequence-ref>. <text:span text:style-name="T18">N</text:span>otice the Hodge dual of a <text:span text:style-name="T18">one</text:span> form, the electric field is a one form, the Hodge dual of a one form in three dimensional space is a two form and we did all those calculations to go from <text:span text:style-name="T18">the two lines of </text:span><text:span text:style-name="T18"><text:sequence-ref text:reference-format="text" text:ref-name="refText7">(8)</text:sequence-ref></text:span><text:span text:style-name="T18"><text:s/></text:span>in the previous lecture so you should be comfortable with that. <text:span text:style-name="T18">I</text:span>t was totally not trivial because we had to figure out what this sign was and sometimes the sign throws you for a loop and you end up with a minus sign there but where you don't develop a sign in three-dimensional Euclidean space is you don't develop a sign because of the inner product having a<draw:frame draw:style-name="fr2" draw:name="Object46" text:anchor-type="as-char" svg:y="-0.1484in" svg:width="0.2972in" svg:height="0.1839in" draw:z-index="46"><draw:object xlink:href="./Object 46" xlink:type="simple" xlink:show="embed" xlink:actuate="onLoad"/><draw:image xlink:href="./ObjectReplacements/Object 46" xlink:type="simple" xlink:show="embed" xlink:actuate="onLoad"/></draw:frame>in its signature, you don't have that in three dimensional space, you're do <text:span text:style-name="T19">in</text:span> four but not in three. <text:span text:style-name="T18">W</text:span>e have calculated the Hodge dual of the electric field<draw:frame draw:style-name="fr2" draw:name="Object47" text:anchor-type="as-char" svg:y="-0.1484in" svg:width="0.2in" svg:height="0.1839in" draw:z-index="48"><draw:object xlink:href="./Object 47" xlink:type="simple" xlink:show="embed" xlink:actuate="onLoad"/><draw:image xlink:href="./ObjectReplacements/Object 47" xlink:type="simple" xlink:show="embed" xlink:actuate="onLoad"/></draw:frame>.</text:p>
      <text:p text:style-name="P22"/>
      <text:p text:style-name="P22"><text:span text:style-name="T18">O</text:span>ur next step is to calculate the exterior derivative of the Hodge dual of the electric field so let's now do that. so to calculate this exterior derivative I'm going to use the formula and method that we talked about in the previous lectures it comes down to finding this one form sum of the components, you form a one form of the components and then you wedge it with the two form basis vectors.</text:p>
      <text:p text:style-name="P19"/>
      <table:table table:name="Table9" table:style-name="Table9">
        <table:table-column table:style-name="Table9.A"/>
        <table:table-column table:style-name="Table9.B"/>
        <table:table-header-rows>
          <text:soft-page-break/>
          <table:table-row>
            <table:table-cell table:style-name="Table9.A1" office:value-type="string">
              <text:p text:style-name="P29"><draw:frame draw:style-name="fr2" draw:name="Object48" text:anchor-type="as-char" svg:y="-0.5138in" svg:width="4.4575in" svg:height="0.9799in" draw:z-index="49"><draw:object xlink:href="./Object 48" xlink:type="simple" xlink:show="embed" xlink:actuate="onLoad"/><draw:image xlink:href="./ObjectReplacements/Object 48" xlink:type="simple" xlink:show="embed" xlink:actuate="onLoad"/><svg:desc>formula</svg:desc></draw:frame></text:p>
            </table:table-cell>
            <table:table-cell table:style-name="Table9.A1" office:value-type="string">
              <text:p text:style-name="P31">(<text:sequence text:ref-name="refText8" text:name="Text" text:formula="ooow:Text+1" style:num-format="1">9</text:sequence>)</text:p>
            </table:table-cell>
          </table:table-row>
        </table:table-header-rows>
      </table:table>
      <text:p text:style-name="P19"/>
      <text:p text:style-name="P20"><text:span text:style-name="T20">T</text:span>he exterior derivative is always one form higher than the form that you're taking so the exterior derivative of a two form has to be a three form so here we have two form basis factors that we're summing over because we're summing over a collective index and the collective index is<draw:frame draw:style-name="fr2" draw:name="Object49" text:anchor-type="as-char" svg:y="-0.1484in" svg:width="0.3256in" svg:height="0.1839in" draw:z-index="22"><draw:object xlink:href="./Object 49" xlink:type="simple" xlink:show="embed" xlink:actuate="onLoad"/><draw:image xlink:href="./ObjectReplacements/Object 49" xlink:type="simple" xlink:show="embed" xlink:actuate="onLoad"/></draw:frame>, <draw:frame draw:style-name="fr2" draw:name="Object50" text:anchor-type="as-char" svg:y="-0.1484in" svg:width="0.3252in" svg:height="0.1839in" draw:z-index="23"><draw:object xlink:href="./Object 50" xlink:type="simple" xlink:show="embed" xlink:actuate="onLoad"/><draw:image xlink:href="./ObjectReplacements/Object 50" xlink:type="simple" xlink:show="embed" xlink:actuate="onLoad"/><svg:desc>formula</svg:desc></draw:frame><text:span text:style-name="T20">and</text:span><text:span text:style-name="T20"><draw:frame draw:style-name="fr2" draw:name="Object51" text:anchor-type="as-char" svg:y="-0.1484in" svg:width="0.3228in" svg:height="0.1839in" draw:z-index="24"><draw:object xlink:href="./Object 51" xlink:type="simple" xlink:show="embed" xlink:actuate="onLoad"/><draw:image xlink:href="./ObjectReplacements/Object 51" xlink:type="simple" xlink:show="embed" xlink:actuate="onLoad"/><svg:desc>formula</svg:desc></draw:frame></text:span>but the answer has to be a three form. <text:span text:style-name="T20">Y</text:span>ou need to express what multiplication you're dealing with and we're dealing with wedge multiplication. <text:span text:style-name="T20">T</text:span>he formula we're using is this formula:</text:p>
      <text:p text:style-name="P21"/>
      <table:table table:name="Table10" table:style-name="Table10">
        <table:table-column table:style-name="Table10.A"/>
        <table:table-column table:style-name="Table10.B"/>
        <table:table-header-rows>
          <table:table-row>
            <table:table-cell table:style-name="Table10.A1" office:value-type="string">
              <text:p text:style-name="P29"><draw:frame draw:style-name="fr2" draw:name="Object52" text:anchor-type="as-char" svg:y="-0.2154in" svg:width="1.2043in" svg:height="0.4256in" draw:z-index="52"><draw:object xlink:href="./Object 52" xlink:type="simple" xlink:show="embed" xlink:actuate="onLoad"/><draw:image xlink:href="./ObjectReplacements/Object 52" xlink:type="simple" xlink:show="embed" xlink:actuate="onLoad"/><svg:desc>formula</svg:desc></draw:frame><text:span text:style-name="T20">and</text:span><text:span text:style-name="T20"><draw:frame draw:style-name="fr2" draw:name="Object53" text:anchor-type="as-char" svg:y="-0.2154in" svg:width="2.0602in" svg:height="0.4256in" draw:z-index="53"><draw:object xlink:href="./Object 53" xlink:type="simple" xlink:show="embed" xlink:actuate="onLoad"/><draw:image xlink:href="./ObjectReplacements/Object 53" xlink:type="simple" xlink:show="embed" xlink:actuate="onLoad"/></draw:frame></text:span></text:p>
            </table:table-cell>
            <table:table-cell table:style-name="Table10.A1" office:value-type="string">
              <text:p text:style-name="P31">(<text:sequence text:ref-name="refText9" text:name="Text" text:formula="ooow:Text+1" style:num-format="1">10</text:sequence>)</text:p>
            </table:table-cell>
          </table:table-row>
        </table:table-header-rows>
      </table:table>
      <text:p text:style-name="P20"/>
      <text:p text:style-name="P22"><text:span text:style-name="T21">W</text:span>e exercised this a couple lessons ago but just as a reminder of where this came from and voila that's what we're doing here <text:sequence-ref text:reference-format="text" text:ref-name="refText8">(9)</text:sequence-ref>, we're actually blowing it up so now we have found the exterior derivative of the Hodge dual of the electric field one form and that's what this thing is. <text:span text:style-name="T21">W</text:span>hat you see here is you have<draw:frame draw:style-name="fr2" draw:name="Object54" text:anchor-type="as-char" svg:y="-0.1602in" svg:width="1.0591in" svg:height="0.1957in" draw:z-index="25"><draw:object xlink:href="./Object 54" xlink:type="simple" xlink:show="embed" xlink:actuate="onLoad"/><draw:image xlink:href="./ObjectReplacements/Object 54" xlink:type="simple" xlink:show="embed" xlink:actuate="onLoad"/></draw:frame>for example so that one is <text:span text:style-name="T22">zero</text:span> because you have a condition where you have the wedge of<draw:frame draw:style-name="fr2" draw:name="Object55" text:anchor-type="as-char" svg:y="-0.1602in" svg:width="0.3134in" svg:height="0.1957in" draw:z-index="26"><draw:object xlink:href="./Object 55" xlink:type="simple" xlink:show="embed" xlink:actuate="onLoad"/><draw:image xlink:href="./ObjectReplacements/Object 55" xlink:type="simple" xlink:show="embed" xlink:actuate="onLoad"/><svg:desc>formula</svg:desc></draw:frame>with itself so that term goes away but <text:span text:style-name="T22">one </text:span>term survive<text:span text:style-name="T22">s per line. </text:span><text:span text:style-name="T23">T</text:span>he three form in three dimensional space is one dimension in other words there's only one three form, it's<draw:frame draw:style-name="fr2" draw:name="Object56" text:anchor-type="as-char" svg:y="-0.1602in" svg:width="1.0575in" svg:height="0.1957in" draw:z-index="27"><draw:object xlink:href="./Object 56" xlink:type="simple" xlink:show="embed" xlink:actuate="onLoad"/><draw:image xlink:href="./ObjectReplacements/Object 56" xlink:type="simple" xlink:show="embed" xlink:actuate="onLoad"/><svg:desc>formula</svg:desc></draw:frame>, we shuffle these around and every interchange introduces a minus sign but in the end what do you get?</text:p>
      <text:p text:style-name="P23"/>
      <table:table table:name="Table11" table:style-name="Table11">
        <table:table-column table:style-name="Table11.A"/>
        <table:table-column table:style-name="Table11.B"/>
        <table:table-header-rows>
          <table:table-row>
            <table:table-cell table:style-name="Table11.A1" office:value-type="string">
              <text:p text:style-name="P29"><draw:frame draw:style-name="fr2" draw:name="Object57" text:anchor-type="as-char" svg:y="-0.2154in" svg:width="3.7543in" svg:height="0.3047in" draw:z-index="54"><draw:object xlink:href="./Object 57" xlink:type="simple" xlink:show="embed" xlink:actuate="onLoad"/><draw:image xlink:href="./ObjectReplacements/Object 57" xlink:type="simple" xlink:show="embed" xlink:actuate="onLoad"/><svg:desc>formula</svg:desc></draw:frame></text:p>
            </table:table-cell>
            <table:table-cell table:style-name="Table11.A1" office:value-type="string">
              <text:p text:style-name="P31">(<text:sequence text:ref-name="refText10" text:name="Text" text:formula="ooow:Text+1" style:num-format="1">11</text:sequence>)</text:p>
            </table:table-cell>
          </table:table-row>
        </table:table-header-rows>
      </table:table>
      <text:p text:style-name="P22"/>
      <text:p text:style-name="Standard"><text:span text:style-name="T24">N</text:span>ow we start realizing well look the coefficient of this looks a lot like the Gibbs definition of the divergence so the Gibbs definition of the divergence lands as the coefficient of the three form that results by taking the exterior derivative of the Hodge dual of the electric field but that's not what we want we just if we're interested in just purely extracting the divergence what do we have to do now? <text:span text:style-name="T24">W</text:span>e</text:p>
      <text:p text:style-name="P24">have to get rid of <text:span text:style-name="T24">unit one forms,</text:span> well that's easy, we just take the Hodge dual of this object <text:sequence-ref text:reference-format="text" text:ref-name="refText10">(11)</text:sequence-ref><text:s/>and then that takes the three form and gives you a zero form so we're now interested in the Hodge dual of the exterior derivative of the Hodge dual of the electric one form field and what do we end up with?</text:p>
      <text:p text:style-name="P25"/>
      <table:table table:name="Table12" table:style-name="Table12">
        <table:table-column table:style-name="Table12.A"/>
        <table:table-column table:style-name="Table12.B"/>
        <table:table-header-rows>
          <table:table-row>
            <table:table-cell table:style-name="Table12.A1" office:value-type="string">
              <text:p text:style-name="P29"><draw:frame draw:style-name="fr2" draw:name="Object58" text:anchor-type="as-char" svg:y="-0.1898in" svg:width="3.0992in" svg:height="0.2654in" draw:z-index="58"><draw:object xlink:href="./Object 58" xlink:type="simple" xlink:show="embed" xlink:actuate="onLoad"/><draw:image xlink:href="./ObjectReplacements/Object 58" xlink:type="simple" xlink:show="embed" xlink:actuate="onLoad"/><svg:desc>formula</svg:desc></draw:frame></text:p>
            </table:table-cell>
            <table:table-cell table:style-name="Table12.A1" office:value-type="string">
              <text:p text:style-name="P31">(<text:sequence text:ref-name="refText11" text:name="Text" text:formula="ooow:Text+1" style:num-format="1">12</text:sequence>)</text:p>
            </table:table-cell>
          </table:table-row>
        </table:table-header-rows>
      </table:table>
      <text:p text:style-name="P24"/>
      <text:p text:style-name="P24"><text:span text:style-name="T25">W</text:span>e end up with something that exactly equals the divergence of the Gibbs vector field<draw:frame draw:style-name="fr2" draw:name="Object59" text:anchor-type="as-char" svg:y="-0.1484in" svg:width="0.2in" svg:height="0.1839in" draw:z-index="59"><draw:object xlink:href="./Object 59" xlink:type="simple" xlink:show="embed" xlink:actuate="onLoad"/><draw:image xlink:href="./ObjectReplacements/Object 59" xlink:type="simple" xlink:show="embed" xlink:actuate="onLoad"/></draw:frame>and that is an equalit<text:span text:style-name="T25">y. T</text:span>hat's really interesting so now we know how to write down the divergence of a <text:span text:style-name="T25">three </text:span>form, the divergence of a three form is the Hodge dual of the exterior derivative of the Hodge dual of that three form and that ends up being the divergence and you can see what we're going to do with this I mean ultimately Maxwell's equations there's there's a divergence right this first one is the divergence</text:p>
      <text:p text:style-name="P26">of the electric field this is literally what we want and here's the divergence of the magnetic field which written in Gibbs's language is written this way and so you can immediately see that this equation is:</text:p>
      <text:p text:style-name="P27"/>
      <table:table table:name="Table13" table:style-name="Table13">
        <table:table-column table:style-name="Table13.A"/>
        <table:table-column table:style-name="Table13.B"/>
        <table:table-header-rows>
          <table:table-row>
            <table:table-cell table:style-name="Table13.A1" office:value-type="string">
              <text:p text:style-name="P30"><draw:frame draw:style-name="fr2" draw:name="Object60" text:anchor-type="as-char" svg:y="-0.1854in" svg:width="0.778in" svg:height="0.2307in" draw:z-index="60"><draw:object xlink:href="./Object 60" xlink:type="simple" xlink:show="embed" xlink:actuate="onLoad"/><draw:image xlink:href="./ObjectReplacements/Object 60" xlink:type="simple" xlink:show="embed" xlink:actuate="onLoad"/><svg:desc>formula</svg:desc></draw:frame><text:span text:style-name="T25">is </text:span>going to be<draw:frame draw:style-name="fr2" draw:name="Object61" text:anchor-type="as-char" svg:y="-0.1898in" svg:width="1.1154in" svg:height="0.2492in" draw:z-index="61"><draw:object xlink:href="./Object 61" xlink:type="simple" xlink:show="embed" xlink:actuate="onLoad"/><draw:image xlink:href="./ObjectReplacements/Object 61" xlink:type="simple" xlink:show="embed" xlink:actuate="onLoad"/></draw:frame></text:p>
            </table:table-cell>
            <table:table-cell table:style-name="Table13.A1" office:value-type="string">
              <text:p text:style-name="P31">(<text:sequence text:ref-name="refText12" text:name="Text" text:formula="ooow:Text+1" style:num-format="1">13</text:sequence>)</text:p>
            </table:table-cell>
          </table:table-row>
        </table:table-header-rows>
      </table:table>
      <text:p text:style-name="P26"/>
      <text:p text:style-name="Standard"><text:soft-page-break/><text:span text:style-name="T25">N</text:span>ow this equation at least is written in the language of differential forms but we'll get to that a little more thoroughly when we actually do this, right now we have to understand how do we interpret these</text:p>
      <text:p text:style-name="P28">Gibbs expressions in terms of differential forms and so far we figured out only the divergence actually all of these divergences here to be true, with the Gibbs language should be written down as vectors:</text:p>
      <text:p text:style-name="P28"/>
      <table:table table:name="Table14" table:style-name="Table14">
        <table:table-column table:style-name="Table14.A"/>
        <table:table-column table:style-name="Table14.B"/>
        <table:table-header-rows>
          <table:table-row>
            <table:table-cell table:style-name="Table14.A1" office:value-type="string">
              <text:p text:style-name="P29"><draw:frame draw:style-name="fr2" draw:name="Object62" text:anchor-type="as-char" svg:y="-0.8516in" svg:width="1.4846in" svg:height="1.6283in" draw:z-index="28"><draw:object xlink:href="./Object 62" xlink:type="simple" xlink:show="embed" xlink:actuate="onLoad"/><draw:image xlink:href="./ObjectReplacements/Object 62" xlink:type="simple" xlink:show="embed" xlink:actuate="onLoad"/><svg:desc>formula</svg:desc></draw:frame></text:p>
            </table:table-cell>
            <table:table-cell table:style-name="Table14.A1" office:value-type="string">
              <text:p text:style-name="P31">(<text:sequence text:ref-name="refText13" text:name="Text" text:formula="ooow:Text+1" style:num-format="1">14</text:sequence>)</text:p>
            </table:table-cell>
          </table:table-row>
        </table:table-header-rows>
      </table:table>
      <text:p text:style-name="Standard"/>
      <text:p text:style-name="P33"><text:span text:style-name="T26">N</text:span>ow we know the divergence of a one form is given by this expression here <text:sequence-ref text:reference-format="text" text:ref-name="refText11">(12)</text:sequence-ref><text:s/>so now let's have a look at a different process, we're now going to look for the curl. <text:span text:style-name="T26">L</text:span>et's have a look at that. <text:span text:style-name="T26">W</text:span>ith the curl we start with the Gibbs form of the magnetic field in this case, we could do this we could ask for the curl the electric field I'm just choosing to exemplify this with the magnetic field because we've already just done the electric field what's an interesting thing to understand here is that this vector form of the magnetic field, <text:span text:style-name="T27">w</text:span>hich we'll immediately write in this form in the language of the manifold:</text:p>
      <text:p text:style-name="P32"/>
      <table:table table:name="Table15" table:style-name="Table15">
        <table:table-column table:style-name="Table15.A"/>
        <table:table-column table:style-name="Table15.B"/>
        <table:table-header-rows>
          <table:table-row>
            <table:table-cell table:style-name="Table15.A1" office:value-type="string">
              <text:p text:style-name="P29"><draw:frame draw:style-name="fr2" draw:name="Object63" text:anchor-type="as-char" svg:y="-0.2154in" svg:width="1.8957in" svg:height="0.2902in" draw:z-index="62"><draw:object xlink:href="./Object 63" xlink:type="simple" xlink:show="embed" xlink:actuate="onLoad"/><draw:image xlink:href="./ObjectReplacements/Object 63" xlink:type="simple" xlink:show="embed" xlink:actuate="onLoad"/><svg:desc>formula</svg:desc></draw:frame>→<draw:frame draw:style-name="fr1" draw:name="Object64" text:anchor-type="as-char" svg:y="-0.2154in" svg:width="1.9098in" svg:height="0.2902in" draw:z-index="63"><draw:object xlink:href="./Object 64" xlink:type="simple" xlink:show="embed" xlink:actuate="onLoad"/><draw:image xlink:href="./ObjectReplacements/Object 64" xlink:type="simple" xlink:show="embed" xlink:actuate="onLoad"/></draw:frame></text:p>
            </table:table-cell>
            <table:table-cell table:style-name="Table15.A1" office:value-type="string">
              <text:p text:style-name="P31">(<text:sequence text:ref-name="refText14" text:name="Text" text:formula="ooow:Text+1" style:num-format="1">15</text:sequence>)</text:p>
            </table:table-cell>
          </table:table-row>
        </table:table-header-rows>
      </table:table>
      <text:p text:style-name="Standard"/>
      <text:p text:style-name="Standard"><text:span text:style-name="T27">I</text:span>n other words if I'm going to skip the Gibbs form all together, I'm just going to write<draw:frame draw:style-name="fr1" draw:name="Object65" text:anchor-type="as-char" svg:y="-0.1484in" svg:width="0.202in" svg:height="0.1839in" draw:z-index="64"><draw:object xlink:href="./Object 65" xlink:type="simple" xlink:show="embed" xlink:actuate="onLoad"/><draw:image xlink:href="./ObjectReplacements/Object 65" xlink:type="simple" xlink:show="embed" xlink:actuate="onLoad"/></draw:frame>is this <text:span text:style-name="T27">vector</text:span> field on the manifold, it's exactly analogous to what we did up here with<draw:frame draw:style-name="fr1" draw:name="Object66" text:anchor-type="as-char" svg:y="-0.1484in" svg:width="0.2in" svg:height="0.1839in" draw:z-index="65"><draw:object xlink:href="./Object 66" xlink:type="simple" xlink:show="embed" xlink:actuate="onLoad"/><draw:image xlink:href="./ObjectReplacements/Object 66" xlink:type="simple" xlink:show="embed" xlink:actuate="onLoad"/><svg:desc>formula</svg:desc></draw:frame>. <text:span text:style-name="T27">W</text:span>e're just going to start right here, we're skipping this step now so we're starting right away with<draw:frame draw:style-name="fr1" draw:name="Object67" text:anchor-type="as-char" svg:y="-0.1484in" svg:width="0.202in" svg:height="0.1839in" draw:z-index="66"><draw:object xlink:href="./Object 67" xlink:type="simple" xlink:show="embed" xlink:actuate="onLoad"/><draw:image xlink:href="./ObjectReplacements/Object 67" xlink:type="simple" xlink:show="embed" xlink:actuate="onLoad"/><svg:desc>formula</svg:desc></draw:frame>being a vector field on the manifold, the magnetic field on the manifold and remember you may remember that there's axial and polar vectors in electromagnetism so we're still stuck with that right now because this is just really a regular vector but we know the property of magnetic fields is such that it behaves as an axial vector.</text:p>
      <text:p text:style-name="Standard"/>
      <text:p text:style-name="Standard"><text:span text:style-name="T27">T</text:span>here's two words, there's axial and a polar vector in the Gibbs world. <text:span text:style-name="T27">I</text:span>n the Gibbs world you have axial vectors and polar vectors and the magnetic field<draw:frame draw:style-name="fr1" draw:name="Object68" text:anchor-type="as-char" svg:y="-0.1484in" svg:width="0.202in" svg:height="0.1839in" draw:z-index="67"><draw:object xlink:href="./Object 68" xlink:type="simple" xlink:show="embed" xlink:actuate="onLoad"/><draw:image xlink:href="./ObjectReplacements/Object 68" xlink:type="simple" xlink:show="embed" xlink:actuate="onLoad"/><svg:desc>formula</svg:desc></draw:frame>is an axial vector <text:span text:style-name="T27">and</text:span> the electric field<draw:frame draw:style-name="fr1" draw:name="Object69" text:anchor-type="as-char" svg:y="-0.1484in" svg:width="0.2in" svg:height="0.1839in" draw:z-index="68"><draw:object xlink:href="./Object 69" xlink:type="simple" xlink:show="embed" xlink:actuate="onLoad"/><draw:image xlink:href="./ObjectReplacements/Object 69" xlink:type="simple" xlink:show="embed" xlink:actuate="onLoad"/><svg:desc>formula</svg:desc></draw:frame> is a polar vector so you have these two different kinds of vectors in the Gibbs world and a lot of what we're going to be discussing here attacks that and tries to create just know there's only one vector and we want to understand what's under the hood with this axial and polar vector thing going on and a lot of what I've been reading about lately is a form of electromagnetism based in this notion of something called Geometric algebra which completely eliminates this notion of axial and polar vector which is fascinating but right now we're just dealing with the magnetic field as a vector field understanding that it is an axial vector field so this is also called a <text:a xlink:type="simple" xlink:href="https://en.wikipedia.org/wiki/Pseudovector" text:style-name="Internet_20_link" text:visited-style-name="Visited_20_Internet_20_Link">pseudo vector</text:a> because of its behavior under reflections</text:p>
      <text:p text:style-name="P35">but with that aside let's not worry about it right now we're just going to treat it as a vector field and we're immediately going to look at it in its one form version. <text:span text:style-name="T28">R</text:span>emember what we did up here in this example <text:sequence-ref text:reference-format="text" text:ref-name="refText7">(8)</text:sequence-ref>, the first thing we did is we took the Hodge dual right away now instead of doing that let's take the exterior derivative right away and the exterior derivative of a one form is very easy to calculate it's this is the formula <text:sequence-ref text:reference-format="text" text:ref-name="refText9">(10)</text:sequence-ref><text:s/>for it basically it's this these partial derivatives of the component fields and it's just wedged right into each of the components of the field itself and it ends up being a two form which of course is correct if we treat the magnetic field as a one form field which is totally free the exterior derivative of a one form field is a two form field defined this way:</text:p>
      <text:p text:style-name="P34"><text:soft-page-break/></text:p>
      <table:table table:name="Table16" table:style-name="Table16">
        <table:table-column table:style-name="Table16.A"/>
        <table:table-column table:style-name="Table16.B"/>
        <table:table-header-rows>
          <table:table-row>
            <table:table-cell table:style-name="Table16.A1" office:value-type="string">
              <text:p text:style-name="P29"><draw:frame draw:style-name="fr2" draw:name="Object70" text:anchor-type="as-char" svg:y="-0.6016in" svg:width="4.4571in" svg:height="1.1591in" draw:z-index="69"><draw:object xlink:href="./Object 70" xlink:type="simple" xlink:show="embed" xlink:actuate="onLoad"/><draw:image xlink:href="./ObjectReplacements/Object 70" xlink:type="simple" xlink:show="embed" xlink:actuate="onLoad"/><svg:desc>formula</svg:desc></draw:frame></text:p>
            </table:table-cell>
            <table:table-cell table:style-name="Table16.A1" office:value-type="string">
              <text:p text:style-name="P31">(<text:sequence text:ref-name="refText15" text:name="Text" text:formula="ooow:Text+1" style:num-format="1">16</text:sequence>)</text:p>
            </table:table-cell>
          </table:table-row>
        </table:table-header-rows>
      </table:table>
      <text:p text:style-name="P36"/>
      <table:table table:name="Table17" table:style-name="Table17">
        <table:table-column table:style-name="Table17.A"/>
        <table:table-column table:style-name="Table17.B"/>
        <table:table-header-rows>
          <table:table-row>
            <table:table-cell table:style-name="Table17.A1" office:value-type="string">
              <text:p text:style-name="P29"><draw:frame draw:style-name="fr2" draw:name="Object72" text:anchor-type="as-char" svg:y="-0.1862in" svg:width="5.698in" svg:height="0.2646in" draw:z-index="70"><draw:object xlink:href="./Object 72" xlink:type="simple" xlink:show="embed" xlink:actuate="onLoad"/><draw:image xlink:href="./ObjectReplacements/Object 72" xlink:type="simple" xlink:show="embed" xlink:actuate="onLoad"/><svg:desc>formula</svg:desc></draw:frame></text:p>
            </table:table-cell>
            <table:table-cell table:style-name="Table17.A1" office:value-type="string">
              <text:p text:style-name="P31">(<text:sequence text:ref-name="refText16" text:name="Text" text:formula="ooow:Text+1" style:num-format="1">17</text:sequence>)</text:p>
            </table:table-cell>
          </table:table-row>
        </table:table-header-rows>
      </table:table>
      <text:p text:style-name="Standard"/>
      <text:p text:style-name="P35"><text:span text:style-name="T29">W</text:span>e blow this guy up, blowing it up meaning executing the two implied sums we end up with all of these nine terms. <text:span text:style-name="T29">N</text:span>ow we're looking right here at this expression <text:sequence-ref text:reference-format="text" text:ref-name="refText16">(17)</text:sequence-ref><text:s/>and it doesn't take too much</text:p>
      <text:p text:style-name="Standard">squinting to see that this is beginning to look like the components of the curl of a vector field. <text:span text:style-name="T29">T</text:span>he curl of a vector field is another vector field so we have we have the components that match up the curl but the unit vectors are actually two forms so this <text:sequence-ref text:reference-format="text" text:ref-name="refText16">(17)</text:sequence-ref><text:s/>is a two form whose components actually exactly match the curl of a vector field<draw:frame draw:style-name="fr1" draw:name="Object71" text:anchor-type="as-char" svg:y="-0.1484in" svg:width="0.202in" svg:height="0.1839in" draw:z-index="71"><draw:object xlink:href="./Object 71" xlink:type="simple" xlink:show="embed" xlink:actuate="onLoad"/><draw:image xlink:href="./ObjectReplacements/Object 71" xlink:type="simple" xlink:show="embed" xlink:actuate="onLoad"/></draw:frame>so in other words if <text:span text:style-name="T29">this was</text:span><draw:frame draw:style-name="fr1" draw:name="Object73" text:anchor-type="as-char" svg:y="-0.1602in" svg:width="0.9811in" svg:height="0.1957in" draw:z-index="72"><draw:object xlink:href="./Object 73" xlink:type="simple" xlink:show="embed" xlink:actuate="onLoad"/><draw:image xlink:href="./ObjectReplacements/Object 73" xlink:type="simple" xlink:show="embed" xlink:actuate="onLoad"/></draw:frame>, <draw:frame draw:style-name="fr1" draw:name="Object74" text:anchor-type="as-char" svg:y="-0.1602in" svg:width="0.9811in" svg:height="0.1957in" draw:z-index="73"><draw:object xlink:href="./Object 74" xlink:type="simple" xlink:show="embed" xlink:actuate="onLoad"/><draw:image xlink:href="./ObjectReplacements/Object 74" xlink:type="simple" xlink:show="embed" xlink:actuate="onLoad"/><svg:desc>formula</svg:desc></draw:frame><text:span text:style-name="T29">and</text:span><text:span text:style-name="T29"><draw:frame draw:style-name="fr1" draw:name="Object75" text:anchor-type="as-char" svg:y="-0.1602in" svg:width="0.9811in" svg:height="0.1957in" draw:z-index="74"><draw:object xlink:href="./Object 75" xlink:type="simple" xlink:show="embed" xlink:actuate="onLoad"/><draw:image xlink:href="./ObjectReplacements/Object 75" xlink:type="simple" xlink:show="embed" xlink:actuate="onLoad"/><svg:desc>formula</svg:desc></draw:frame></text:span><text:span text:style-name="T29">, </text:span>if that's the way it was then that would be exactly the curl of the vector field<draw:frame draw:style-name="fr1" draw:name="Object76" text:anchor-type="as-char" svg:y="-0.1484in" svg:width="0.202in" svg:height="0.1839in" draw:z-index="75"><draw:object xlink:href="./Object 76" xlink:type="simple" xlink:show="embed" xlink:actuate="onLoad"/><draw:image xlink:href="./ObjectReplacements/Object 76" xlink:type="simple" xlink:show="embed" xlink:actuate="onLoad"/><svg:desc>formula</svg:desc></draw:frame>written with these components but that's not what we have what we have is a two form whose components</text:p>
      <text:p text:style-name="P37">happen to match that of a curl so if we want to extract the curl we have to convert these two forms back into one forms and then the one forms we would convert back into vectors but we know how to do this.</text:p>
      <text:p text:style-name="P37"><text:span text:style-name="T29">W</text:span>ell it's so we have a tool to convert a two form into a one form now we're not certain that that tool will do what we want but let's give it a try.</text:p>
      <text:p text:style-name="P38"/>
      <table:table table:name="Table18" table:style-name="Table18">
        <table:table-column table:style-name="Table18.A"/>
        <table:table-column table:style-name="Table18.B"/>
        <table:table-header-rows>
          <table:table-row>
            <table:table-cell table:style-name="Table18.A1" office:value-type="string">
              <text:p text:style-name="P29"><draw:frame draw:style-name="fr2" draw:name="Object77" text:anchor-type="as-char" svg:y="-0.2154in" svg:width="5.3701in" svg:height="0.3047in" draw:z-index="76"><draw:object xlink:href="./Object 77" xlink:type="simple" xlink:show="embed" xlink:actuate="onLoad"/><draw:image xlink:href="./ObjectReplacements/Object 77" xlink:type="simple" xlink:show="embed" xlink:actuate="onLoad"/><svg:desc>formula</svg:desc></draw:frame></text:p>
            </table:table-cell>
            <table:table-cell table:style-name="Table18.A1" office:value-type="string">
              <text:p text:style-name="P31">(<text:sequence text:ref-name="refText17" text:name="Text" text:formula="ooow:Text+1" style:num-format="1">18</text:sequence>)</text:p>
            </table:table-cell>
          </table:table-row>
        </table:table-header-rows>
      </table:table>
      <text:p text:style-name="P39"/>
      <table:table table:name="Table19" table:style-name="Table19">
        <table:table-column table:style-name="Table19.A"/>
        <table:table-column table:style-name="Table19.B"/>
        <table:table-header-rows>
          <table:table-row>
            <table:table-cell table:style-name="Table19.A1" office:value-type="string">
              <text:p text:style-name="P29"><draw:frame draw:style-name="fr2" draw:name="Object78" text:anchor-type="as-char" svg:y="-0.2in" svg:width="4.9984in" svg:height="0.2902in" draw:z-index="77"><draw:object xlink:href="./Object 78" xlink:type="simple" xlink:show="embed" xlink:actuate="onLoad"/><draw:image xlink:href="./ObjectReplacements/Object 78" xlink:type="simple" xlink:show="embed" xlink:actuate="onLoad"/><svg:desc>formula</svg:desc></draw:frame></text:p>
            </table:table-cell>
            <table:table-cell table:style-name="Table19.A1" office:value-type="string">
              <text:p text:style-name="P31">(<text:sequence text:ref-name="refText18" text:name="Text" text:formula="ooow:Text+1" style:num-format="1">19</text:sequence>)</text:p>
            </table:table-cell>
          </table:table-row>
        </table:table-header-rows>
      </table:table>
      <text:p text:style-name="P37"/>
      <text:p text:style-name="P40"><text:span text:style-name="T30">N</text:span>ow we have an expression for the curl of a vector field in the Gibbs sense is the Hodge dual of the exterior derivative of the equivalent form field and so now we can express curls and we can express divergences for one forms. <text:span text:style-name="T30">L</text:span>et's take a look at how we might exploit this and I just wrote a few very quick little lines here but say we were interested in the curl of the gradient of a function. <text:span text:style-name="T30">W</text:span>ell we now know that we can take the gradient of a function and substitute its exterior derivative that's a substitution we discovered we can make very early on and now we just learned that the curl of a function becomes this:</text:p>
      <text:p text:style-name="P41"/>
      <table:table table:name="Table20" table:style-name="Table20">
        <table:table-column table:style-name="Table20.A"/>
        <table:table-column table:style-name="Table20.B"/>
        <table:table-header-rows>
          <table:table-row>
            <table:table-cell table:style-name="Table20.A1" office:value-type="string">
              <text:p text:style-name="P29"><draw:frame draw:style-name="fr2" draw:name="Object79" text:anchor-type="as-char" svg:y="-0.1898in" svg:width="2.689in" svg:height="0.2492in" draw:z-index="78"><draw:object xlink:href="./Object 79" xlink:type="simple" xlink:show="embed" xlink:actuate="onLoad"/><draw:image xlink:href="./ObjectReplacements/Object 79" xlink:type="simple" xlink:show="embed" xlink:actuate="onLoad"/><svg:desc>formula</svg:desc></draw:frame></text:p>
            </table:table-cell>
            <table:table-cell table:style-name="Table20.A1" office:value-type="string">
              <text:p text:style-name="P31">(<text:sequence text:ref-name="refText19" text:name="Text" text:formula="ooow:Text+1" style:num-format="1">20</text:sequence>)</text:p>
            </table:table-cell>
          </table:table-row>
        </table:table-header-rows>
      </table:table>
      <text:p text:style-name="P41"/>
      <table:table table:name="Table21" table:style-name="Table21">
        <table:table-column table:style-name="Table21.A"/>
        <table:table-column table:style-name="Table21.B"/>
        <table:table-header-rows>
          <table:table-row>
            <table:table-cell table:style-name="Table21.A1" office:value-type="string">
              <text:p text:style-name="P29"><draw:frame draw:style-name="fr2" draw:name="Object80" text:anchor-type="as-char" svg:y="-0.1898in" svg:width="3.2827in" svg:height="0.2492in" draw:z-index="79"><draw:object xlink:href="./Object 80" xlink:type="simple" xlink:show="embed" xlink:actuate="onLoad"/><draw:image xlink:href="./ObjectReplacements/Object 80" xlink:type="simple" xlink:show="embed" xlink:actuate="onLoad"/><svg:desc>formula</svg:desc></draw:frame></text:p>
            </table:table-cell>
            <table:table-cell table:style-name="Table21.A1" office:value-type="string">
              <text:p text:style-name="P31">(<text:sequence text:ref-name="refText20" text:name="Text" text:formula="ooow:Text+1" style:num-format="1">21</text:sequence>)</text:p>
            </table:table-cell>
          </table:table-row>
        </table:table-header-rows>
      </table:table>
      <text:p text:style-name="P40"/>
      <text:p text:style-name="P42"><text:span text:style-name="T31">N</text:span>ow we want so we want the curl of a one form right that's what this whole expression is, it's the curl of a one form and we just learned that the curl of a one form is the Hodge dual of the exterior derivative of a <text:span text:style-name="T31">one</text:span> form so we're now going to take the Hodge dual of the exterior derivative of this one form which is the equivalent of the Hodge dual of the double exterior derivative of a function but the double exterior derivative of anything is zero so we immediately can see that the curl of the gradient equals <text:soft-page-break/>zero right away, that proof becomes super trivial, <text:span text:style-name="T32">it</text:span> become a one liner. <text:span text:style-name="T32">T</text:span>hat's an important idea not that the curl of the gradient is zero that of course is an important idea, this theorem is an important idea that the curl of a gradient field is zero or I should say the curl of a vector field which is defined as the gradient of some scalar function that is <text:span text:style-name="T32">zero,</text:span> is very important, it's not trivial but this proof suddenly becomes trivial once you use the language of differential forms. <text:span text:style-name="T32">T</text:span>he reason that's important is because if we discuss Geometric algebra you'll see me talking about this a lot probably. I'm wondering is this all just bookkeeping? <text:span text:style-name="T32">I</text:span>s this underlying stuff really simplifying things? <text:span text:style-name="T32">O</text:span>r is this all fancy bookkeeping?</text:p>
      <text:p text:style-name="P42"/>
      <text:p text:style-name="P42">I think one of the arguments against this being just fancy bookkeeping instead of a battle between the Gibbs notation and the differential forms notation and to say no no the differential form notation has an underlying fundamental quality to it that goes beyond just notation there's actually it's a better way of looking at the way that nature works. <text:span text:style-name="T33">O</text:span>ne of the hints that you're onto something is when complicated proofs become really simple and when complicated proofs become really simple you know that you're probably dealing with something that has some fundamental information embedded in it that means there is material in here that does not exist in this form so the Gibbs form simply doesn't have certain amount of information and that's why I talked about the axial and polar vectors. <text:span text:style-name="T33">I</text:span>n the Gibbs world you have a vector and you have to give it a label is it a vector or is it a pseudo vector that you have to decide and every vector you have to say oh here's a vector in three-dimensional space oh this one is a</text:p>
      <text:p text:style-name="Standard">polar vector but this one here is an axial vector and you have to track that, you have to somehow remember but what we're going to discover is that's not the case with differential forms with differential forms you can escape the notion of axial and polar vector what you really realize is that polar vectors are one forms and axial vectors are actually better expressed as two forms and that's where the minus sign when you flip or reflect in the mirror in two forms minus times start generating naturally when you do these flips and so you don't have to articulate that, oh don't forget the add the minus sign if you flip the coordinate system it's actually part of the design of a two form that it'll change sign.</text:p>
      <text:p text:style-name="Standard"/>
      <text:p text:style-name="Standard"><text:span text:style-name="T34">W</text:span>e'll discuss that later but right now what we have learned is that the divergence of a one form, we've learned how to calculate the divergence of a one form and we've learned how to calculate the curl of a one form and now we need to learn how to do the divergence and curl of two forms. <text:span text:style-name="T34">B</text:span>efore we go on though let me do another quick proof here how about the divergence of a curl <text:sequence-ref text:reference-format="text" text:ref-name="refText20">(21)</text:sequence-ref>? <text:span text:style-name="T34">W</text:span>e know that the divergence of a curl is always going to be zero well. <text:span text:style-name="T34">W</text:span>e treat<draw:frame draw:style-name="fr1" draw:name="Object81" text:anchor-type="as-char" svg:y="-0.1484in" svg:width="0.2083in" svg:height="0.1839in" draw:z-index="80"><draw:object xlink:href="./Object 81" xlink:type="simple" xlink:show="embed" xlink:actuate="onLoad"/><draw:image xlink:href="./ObjectReplacements/Object 81" xlink:type="simple" xlink:show="embed" xlink:actuate="onLoad"/></draw:frame><text:span text:style-name="T34">as </text:span>a vector field in Gibbs form so in the Gibbs language<draw:frame draw:style-name="fr1" draw:name="Object82" text:anchor-type="as-char" svg:y="-0.1484in" svg:width="0.2083in" svg:height="0.1839in" draw:z-index="81"><draw:object xlink:href="./Object 82" xlink:type="simple" xlink:show="embed" xlink:actuate="onLoad"/><draw:image xlink:href="./ObjectReplacements/Object 82" xlink:type="simple" xlink:show="embed" xlink:actuate="onLoad"/><svg:desc>formula</svg:desc></draw:frame>is a vector field so we're going to turn<draw:frame draw:style-name="fr1" draw:name="Object83" text:anchor-type="as-char" svg:y="-0.1484in" svg:width="0.2083in" svg:height="0.1839in" draw:z-index="82"><draw:object xlink:href="./Object 83" xlink:type="simple" xlink:show="embed" xlink:actuate="onLoad"/><draw:image xlink:href="./ObjectReplacements/Object 83" xlink:type="simple" xlink:show="embed" xlink:actuate="onLoad"/><svg:desc>formula</svg:desc></draw:frame>into a one form field and we know that the curl of one form field is the Hodge dual of the exterior derivative of the one form and we know that divergence is the Hodge dual of the exterior derivative of the Hodge dual of a one form.</text:p>
      <text:p text:style-name="P43"/>
      <text:p text:style-name="P43"><text:span text:style-name="T34">T</text:span>his, <text:sequence-ref text:reference-format="text" text:ref-name="refText20">(21)</text:sequence-ref>, is going to be a one form and this is the Hodge dual level one form which will be a two form this will be the exterior derivative of a two form which will be a three form and this will be the Hodge dual of that three form so the Hodge dual of a Hodge dual <text:span text:style-name="T35">cancel each other</text:span> so that just goes away so you end up with the Hodge stool of the exterior derivative of the exterior derivative of<draw:frame draw:style-name="fr1" draw:name="Object84" text:anchor-type="as-char" svg:y="-0.1484in" svg:width="0.2083in" svg:height="0.1839in" draw:z-index="83"><draw:object xlink:href="./Object 84" xlink:type="simple" xlink:show="embed" xlink:actuate="onLoad"/><draw:image xlink:href="./ObjectReplacements/Object 84" xlink:type="simple" xlink:show="embed" xlink:actuate="onLoad"/><svg:desc>formula</svg:desc></draw:frame>and for the same reason the exterior derivative of an exterior derivative is always zero. <text:span text:style-name="T35">W</text:span>e've proved this with one little line so that really makes me feel like wow this is actually really big news and it's an important adjustment in our way of thinking getting out of the vector notation of <text:span text:style-name="T35">Electromagnetism </text:span>into this form notation that's got to be worth something. <text:span text:style-name="T35">N</text:span>ext we need to do this process for two forms and what we're going to learn is that the divergence of a one form has the same structure as the curl of the two form, the curl of a one form has the same structure as the divergence of a two form and then we're going to see how we can translate Maxwell's equations into form equations and we will do that next time all right so I'll see you next tim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09T18:03:20.653000000</meta:creation-date>
    <dc:date>2023-12-11T21:18:07.988000000</dc:date>
    <dc:creator>Daniel Volinski</dc:creator>
    <meta:editing-duration>PT6H19M46S</meta:editing-duration>
    <meta:editing-cycles>36</meta:editing-cycles>
    <meta:generator>LibreOffice/6.4.5.2$Windows_X86_64 LibreOffice_project/a726b36747cf2001e06b58ad5db1aa3a9a1872d6</meta:generator>
    <dc:title>Maxwell's Equations via Differential Forms Part 3</dc:title>
    <dc:subject>QED Prerequisites</dc:subject>
    <meta:keyword>XylyXylyX</meta:keyword>
    <meta:document-statistic meta:table-count="21" meta:image-count="0" meta:object-count="84" meta:page-count="8" meta:paragraph-count="93" meta:word-count="4975" meta:character-count="26909" meta:non-whitespace-character-count="22008"/>
  </office:meta>
</office:document-meta>
</file>

<file path=Object 1/content.xml><?xml version="1.0" encoding="utf-8"?>
<math xmlns="http://www.w3.org/1998/Math/MathML" display="block">
  <semantics>
    <mrow>
      <mrow>
        <mstyle mathvariant="bold">
          <mi>E</mi>
        </mstyle>
        <mo stretchy="false">=</mo>
        <msub>
          <mi>E</mi>
          <mi>x</mi>
        </msub>
      </mrow>
      <mrow>
        <mover accent="true">
          <mi>x</mi>
          <mo stretchy="false">^</mo>
        </mover>
        <mo stretchy="false">+</mo>
        <msub>
          <mi>E</mi>
          <mi>y</mi>
        </msub>
      </mrow>
      <mrow>
        <mover accent="true">
          <mi>y</mi>
          <mo stretchy="false">^</mo>
        </mover>
        <mo stretchy="false">+</mo>
        <msub>
          <mi>E</mi>
          <mi>z</mi>
        </msub>
      </mrow>
      <mrow>
        <mover accent="true">
          <mi>z</mi>
          <mo stretchy="false">^</mo>
        </mover>
        <mo stretchy="false">=</mo>
        <msup>
          <mi>E</mi>
          <mn>1</mn>
        </msup>
      </mrow>
      <mrow>
        <msub>
          <mo stretchy="false">∂</mo>
          <mn>1</mn>
        </msub>
        <mo stretchy="false">+</mo>
        <msup>
          <mi>E</mi>
          <mn>2</mn>
        </msup>
      </mrow>
      <mrow>
        <msub>
          <mo stretchy="false">∂</mo>
          <mn>2</mn>
        </msub>
        <mo stretchy="false">+</mo>
        <msup>
          <mi>E</mi>
          <mn>3</mn>
        </msup>
      </mrow>
      <msub>
        <mo stretchy="false">∂</mo>
        <mn>3</mn>
      </msub>
    </mrow>
    <annotation encoding="StarMath 5.0">{bold E} = E_x hat{x} + E_y hat{y} + E_z hat{z} = E sup 1 partial sub 1 + E sup 2 partial sub 2 + E sup 3 partial sub 3</annotation>
  </semantics>
</math>
</file>

<file path=Object 10/content.xml><?xml version="1.0" encoding="utf-8"?>
<math xmlns="http://www.w3.org/1998/Math/MathML" display="block">
  <semantics>
    <mi>z</mi>
    <annotation encoding="StarMath 5.0"> z</annotation>
  </semantics>
</math>
</file>

<file path=Object 11/content.xml><?xml version="1.0" encoding="utf-8"?>
<math xmlns="http://www.w3.org/1998/Math/MathML">
  <semantics>
    <mrow>
      <mi>x</mi>
      <mi>,</mi>
      <mi>y</mi>
      <mi>,</mi>
      <mi>z</mi>
    </mrow>
    <annotation encoding="StarMath 5.0"> x , y , z </annotation>
  </semantics>
</math>
</file>

<file path=Object 12/content.xml><?xml version="1.0" encoding="utf-8"?>
<math xmlns="http://www.w3.org/1998/Math/MathML">
  <semantics>
    <mrow>
      <mi>x</mi>
      <mi>,</mi>
      <mi>y</mi>
      <mi>,</mi>
      <mi>z</mi>
    </mrow>
    <annotation encoding="StarMath 5.0"> x , y , z </annotation>
  </semantics>
</math>
</file>

<file path=Object 13/content.xml><?xml version="1.0" encoding="utf-8"?>
<math xmlns="http://www.w3.org/1998/Math/MathML">
  <semantics>
    <mrow>
      <mi>x</mi>
      <mi>,</mi>
      <mi>y</mi>
      <mi>,</mi>
      <mi>z</mi>
    </mrow>
    <annotation encoding="StarMath 5.0"> x , y , z </annotation>
  </semantics>
</math>
</file>

<file path=Object 14/content.xml><?xml version="1.0" encoding="utf-8"?>
<math xmlns="http://www.w3.org/1998/Math/MathML">
  <semantics>
    <mrow>
      <msup>
        <mi>E</mi>
        <mstyle color="blue">
          <mi>α</mi>
        </mstyle>
      </msup>
      <msub>
        <mo stretchy="false">∂</mo>
        <mstyle color="blue">
          <mi>α</mi>
        </mstyle>
      </msub>
    </mrow>
    <annotation encoding="StarMath 5.0">E sup {color blue %alpha} partial sub {color blue %alpha}</annotation>
  </semantics>
</math>
</file>

<file path=Object 15/content.xml><?xml version="1.0" encoding="utf-8"?>
<math xmlns="http://www.w3.org/1998/Math/MathML">
  <semantics>
    <mrow>
      <mrow>
        <mo fence="true" stretchy="true">(</mo>
        <mrow>
          <mrow>
            <msub>
              <mo stretchy="false">∂</mo>
              <mstyle color="red">
                <mi>α</mi>
              </mstyle>
            </msub>
            <mi>,</mi>
            <msub>
              <mo stretchy="false">∂</mo>
              <mstyle color="red">
                <mi>β</mi>
              </mstyle>
            </msub>
          </mrow>
        </mrow>
        <mo fence="true" stretchy="true">)</mo>
      </mrow>
      <mo stretchy="false">=</mo>
      <msub>
        <mi>δ</mi>
        <mrow>
          <mstyle color="red">
            <mi>α</mi>
          </mstyle>
          <mstyle color="red">
            <mi>β</mi>
          </mstyle>
        </mrow>
      </msub>
    </mrow>
    <annotation encoding="StarMath 5.0">left ( { partial sub {color red %alpha} , partial sub {color red %beta} } right ) = %delta sub {{color red %alpha} {color red%beta}}</annotation>
  </semantics>
</math>
</file>

<file path=Object 16/content.xml><?xml version="1.0" encoding="utf-8"?>
<math xmlns="http://www.w3.org/1998/Math/MathML" display="block">
  <semantics>
    <mi>E</mi>
    <annotation encoding="StarMath 5.0">E</annotation>
  </semantics>
</math>
</file>

<file path=Object 17/content.xml><?xml version="1.0" encoding="utf-8"?>
<math xmlns="http://www.w3.org/1998/Math/MathML" display="block">
  <semantics>
    <mrow>
      <msub>
        <mi>E</mi>
        <mn>1</mn>
      </msub>
      <mspace width="0.5em"/>
      <mrow>
        <mrow>
          <mi mathvariant="normal">d</mi>
          <msup>
            <mi>x</mi>
            <mn>1</mn>
          </msup>
        </mrow>
        <mo stretchy="false">+</mo>
        <msub>
          <mi>E</mi>
          <mn>2</mn>
        </msub>
      </mrow>
      <mspace width="0.5em"/>
      <mrow>
        <mrow>
          <mi mathvariant="normal">d</mi>
          <msup>
            <mi>x</mi>
            <mn>2</mn>
          </msup>
        </mrow>
        <mo stretchy="false">+</mo>
        <msub>
          <mi>E</mi>
          <mn>3</mn>
        </msub>
      </mrow>
      <mspace width="0.5em"/>
      <mrow>
        <mi mathvariant="normal">d</mi>
        <msup>
          <mi>x</mi>
          <mn>3</mn>
        </msup>
      </mrow>
    </mrow>
    <annotation encoding="StarMath 5.0">E sub 1 ` nospace{{func d} x sup 1} + E sub 2 ` nospace{{func d} x sup 2} + E sub 3 ` nospace{{func d} x sup 3}</annotation>
  </semantics>
</math>
</file>

<file path=Object 18/content.xml><?xml version="1.0" encoding="utf-8"?>
<math xmlns="http://www.w3.org/1998/Math/MathML" display="block">
  <semantics>
    <mi>δ</mi>
    <annotation encoding="StarMath 5.0">%delta</annotation>
  </semantics>
</math>
</file>

<file path=Object 19/content.xml><?xml version="1.0" encoding="utf-8"?>
<math xmlns="http://www.w3.org/1998/Math/MathML">
  <semantics>
    <msub>
      <mi>E</mi>
      <mn>0</mn>
    </msub>
    <annotation encoding="StarMath 5.0">E sub 0</annotation>
  </semantics>
</math>
</file>

<file path=Object 2/content.xml><?xml version="1.0" encoding="utf-8"?>
<math xmlns="http://www.w3.org/1998/Math/MathML" display="block">
  <semantics>
    <mi>x</mi>
    <annotation encoding="StarMath 5.0"> x </annotation>
  </semantics>
</math>
</file>

<file path=Object 20/content.xml><?xml version="1.0" encoding="utf-8"?>
<math xmlns="http://www.w3.org/1998/Math/MathML">
  <semantics>
    <msub>
      <mi>E</mi>
      <mn>0</mn>
    </msub>
    <annotation encoding="StarMath 5.0">E sub 0</annotation>
  </semantics>
</math>
</file>

<file path=Object 21/content.xml><?xml version="1.0" encoding="utf-8"?>
<math xmlns="http://www.w3.org/1998/Math/MathML">
  <semantics>
    <mrow>
      <msup>
        <mi>E</mi>
        <mn>0</mn>
      </msup>
      <mo stretchy="false">=</mo>
      <mrow>
        <mo stretchy="false">−</mo>
        <msub>
          <mi>E</mi>
          <mn>0</mn>
        </msub>
      </mrow>
    </mrow>
    <annotation encoding="StarMath 5.0">E sup 0 = - E sub 0</annotation>
  </semantics>
</math>
</file>

<file path=Object 22/content.xml><?xml version="1.0" encoding="utf-8"?>
<math xmlns="http://www.w3.org/1998/Math/MathML">
  <semantics>
    <mrow>
      <mrow>
        <mo fence="true" stretchy="true">(</mo>
        <mrow>
          <mrow>
            <msub>
              <mo stretchy="false">∂</mo>
              <mn>0</mn>
            </msub>
            <mi>,</mi>
            <msub>
              <mo stretchy="false">∂</mo>
              <mn>0</mn>
            </msub>
          </mrow>
        </mrow>
        <mo fence="true" stretchy="true">)</mo>
      </mrow>
      <mo stretchy="false">=</mo>
      <mrow>
        <mo stretchy="false">−</mo>
        <mn>1</mn>
      </mrow>
    </mrow>
    <annotation encoding="StarMath 5.0">left ( { partial sub 0 , partial sub 0 } right ) = - 1</annotation>
  </semantics>
</math>
</file>

<file path=Object 23/content.xml><?xml version="1.0" encoding="utf-8"?>
<math xmlns="http://www.w3.org/1998/Math/MathML">
  <semantics>
    <mrow>
      <mo stretchy="false">−</mo>
      <mn>1</mn>
    </mrow>
    <annotation encoding="StarMath 5.0">- 1</annotation>
  </semantics>
</math>
</file>

<file path=Object 24/content.xml><?xml version="1.0" encoding="utf-8"?>
<math xmlns="http://www.w3.org/1998/Math/MathML">
  <semantics>
    <mrow>
      <mo stretchy="false">+</mo>
      <mn>1</mn>
    </mrow>
    <annotation encoding="StarMath 5.0">+ 1</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semantics>
    <msup>
      <mi>V</mi>
      <mrow>
        <mrow/>
        <mo stretchy="false">∗</mo>
        <mrow/>
      </mrow>
    </msup>
    <annotation encoding="StarMath 5.0">V sup {{}*{}}</annotation>
  </semantics>
</math>
</file>

<file path=Object 27/content.xml><?xml version="1.0" encoding="utf-8"?>
<math xmlns="http://www.w3.org/1998/Math/MathML" display="block">
  <semantics>
    <mrow>
      <mi mathvariant="normal">d</mi>
      <mrow>
        <mi mathvariant="normal">f</mi>
        <mo stretchy="false">=</mo>
        <msub>
          <mo stretchy="false">∂</mo>
          <mstyle color="blue">
            <mi>η</mi>
          </mstyle>
        </msub>
      </mrow>
      <mi mathvariant="normal">f</mi>
      <mspace width="0.5em"/>
      <mrow>
        <mi mathvariant="normal">d</mi>
        <msup>
          <mi>x</mi>
          <mstyle color="blue">
            <mi>η</mi>
          </mstyle>
        </msup>
      </mrow>
    </mrow>
    <annotation encoding="StarMath 5.0">{func d} {func f} = partial sub {color blue %eta} {func f} ` nospace{{func d} x sup {color blue %eta}}</annotation>
  </semantics>
</math>
</file>

<file path=Object 28/content.xml><?xml version="1.0" encoding="utf-8"?>
<math xmlns="http://www.w3.org/1998/Math/MathML" display="block">
  <semantics>
    <mrow>
      <mi mathvariant="normal">d</mi>
      <mrow>
        <mi mathvariant="normal">f</mi>
        <mo stretchy="false">=</mo>
        <msub>
          <mo stretchy="false">∂</mo>
          <mn>1</mn>
        </msub>
      </mrow>
      <mi mathvariant="normal">f</mi>
      <mspace width="0.5em"/>
      <mrow>
        <mrow>
          <mi mathvariant="normal">d</mi>
          <msup>
            <mi>x</mi>
            <mn>1</mn>
          </msup>
        </mrow>
        <mo stretchy="false">+</mo>
        <msub>
          <mo stretchy="false">∂</mo>
          <mn>2</mn>
        </msub>
      </mrow>
      <mi mathvariant="normal">f</mi>
      <mspace width="0.5em"/>
      <mrow>
        <mrow>
          <mi mathvariant="normal">d</mi>
          <msup>
            <mi>x</mi>
            <mn>2</mn>
          </msup>
        </mrow>
        <mo stretchy="false">+</mo>
        <msub>
          <mo stretchy="false">∂</mo>
          <mn>3</mn>
        </msub>
      </mrow>
      <mi mathvariant="normal">f</mi>
      <mspace width="0.5em"/>
      <mrow>
        <mrow>
          <mi mathvariant="normal">d</mi>
          <msup>
            <mi>x</mi>
            <mn>3</mn>
          </msup>
        </mrow>
        <mo stretchy="false">=</mo>
        <mfrac>
          <mrow>
            <mo stretchy="false">∂</mo>
            <mi mathvariant="normal">f</mi>
          </mrow>
          <mrow>
            <mo stretchy="false">∂</mo>
            <msup>
              <mi>x</mi>
              <mn>1</mn>
            </msup>
          </mrow>
        </mfrac>
      </mrow>
      <mspace width="0.5em"/>
      <mrow>
        <mrow>
          <mi mathvariant="normal">d</mi>
          <msup>
            <mi>x</mi>
            <mn>1</mn>
          </msup>
        </mrow>
        <mo stretchy="false">+</mo>
        <mfrac>
          <mrow>
            <mo stretchy="false">∂</mo>
            <mi mathvariant="normal">f</mi>
          </mrow>
          <mrow>
            <mo stretchy="false">∂</mo>
            <msup>
              <mi>x</mi>
              <mn>2</mn>
            </msup>
          </mrow>
        </mfrac>
      </mrow>
      <mspace width="0.5em"/>
      <mrow>
        <mrow>
          <mi mathvariant="normal">d</mi>
          <msup>
            <mi>x</mi>
            <mn>2</mn>
          </msup>
        </mrow>
        <mo stretchy="false">+</mo>
        <mfrac>
          <mrow>
            <mo stretchy="false">∂</mo>
            <mi mathvariant="normal">f</mi>
          </mrow>
          <mrow>
            <mo stretchy="false">∂</mo>
            <msup>
              <mi>x</mi>
              <mn>3</mn>
            </msup>
          </mrow>
        </mfrac>
      </mrow>
      <mspace width="0.5em"/>
      <mrow>
        <mi mathvariant="normal">d</mi>
        <msup>
          <mi>x</mi>
          <mn>3</mn>
        </msup>
      </mrow>
    </mrow>
    <annotation encoding="StarMath 5.0">{func d} {func f} = partial sub 1 {func f} ` nospace{{func d} x sup 1} + partial sub 2 {func f} ` nospace{{func d} x sup 2} + partial sub 3 {func f} ` nospace{{func d} x sup 3} = { {partial {func f}} over {partial x sup 1} } ` nospace{{func d} x sup 1} + { {partial {func f}} over {partial x sup 2} } ` nospace{{func d} x sup 2} + { {partial {func f}} over {partial x sup 3} } ` nospace{{func d} x sup 3}</annotation>
  </semantics>
</math>
</file>

<file path=Object 29/content.xml><?xml version="1.0" encoding="utf-8"?>
<math xmlns="http://www.w3.org/1998/Math/MathML" display="block">
  <semantics>
    <mi mathvariant="normal">f</mi>
    <annotation encoding="StarMath 5.0">{func f}</annotation>
  </semantics>
</math>
</file>

<file path=Object 3/content.xml><?xml version="1.0" encoding="utf-8"?>
<math xmlns="http://www.w3.org/1998/Math/MathML">
  <semantics>
    <mover accent="true">
      <mi>x</mi>
      <mo stretchy="false">^</mo>
    </mover>
    <annotation encoding="StarMath 5.0">hat{x}</annotation>
  </semantics>
</math>
</file>

<file path=Object 30/content.xml><?xml version="1.0" encoding="utf-8"?>
<math xmlns="http://www.w3.org/1998/Math/MathML" display="block">
  <semantics>
    <mi mathvariant="normal">f</mi>
    <annotation encoding="StarMath 5.0">{func f}</annotation>
  </semantics>
</math>
</file>

<file path=Object 31/content.xml><?xml version="1.0" encoding="utf-8"?>
<math xmlns="http://www.w3.org/1998/Math/MathML">
  <semantics>
    <mrow>
      <msup>
        <mi>x</mi>
        <mn>1</mn>
      </msup>
      <mi>,</mi>
      <msup>
        <mi>x</mi>
        <mn>2</mn>
      </msup>
      <mi>,</mi>
      <msup>
        <mi>x</mi>
        <mn>3</mn>
      </msup>
    </mrow>
    <annotation encoding="StarMath 5.0">x sup 1 , x sup 2 , x sup 3</annotation>
  </semantics>
</math>
</file>

<file path=Object 32/content.xml><?xml version="1.0" encoding="utf-8"?>
<math xmlns="http://www.w3.org/1998/Math/MathML" display="block">
  <semantics>
    <mi mathvariant="normal">f</mi>
    <annotation encoding="StarMath 5.0">{func f}</annotation>
  </semantics>
</math>
</file>

<file path=Object 33/content.xml><?xml version="1.0" encoding="utf-8"?>
<math xmlns="http://www.w3.org/1998/Math/MathML">
  <semantics>
    <mrow>
      <mi>x</mi>
      <mi>,</mi>
      <mi>y</mi>
      <mi>,</mi>
      <mi>z</mi>
    </mrow>
    <annotation encoding="StarMath 5.0"> x , y , z </annotation>
  </semantics>
</math>
</file>

<file path=Object 34/content.xml><?xml version="1.0" encoding="utf-8"?>
<math xmlns="http://www.w3.org/1998/Math/MathML" display="block">
  <semantics>
    <mi mathvariant="normal">f</mi>
    <annotation encoding="StarMath 5.0">{func f}</annotation>
  </semantics>
</math>
</file>

<file path=Object 35/content.xml><?xml version="1.0" encoding="utf-8"?>
<math xmlns="http://www.w3.org/1998/Math/MathML">
  <semantics>
    <mrow>
      <msup>
        <mi>x</mi>
        <mn>1</mn>
      </msup>
      <mi>,</mi>
      <msup>
        <mi>x</mi>
        <mn>2</mn>
      </msup>
      <mi>,</mi>
      <msup>
        <mi>x</mi>
        <mn>3</mn>
      </msup>
    </mrow>
    <annotation encoding="StarMath 5.0">x sup 1 , x sup 2 , x sup 3</annotation>
  </semantics>
</math>
</file>

<file path=Object 36/content.xml><?xml version="1.0" encoding="utf-8"?>
<math xmlns="http://www.w3.org/1998/Math/MathML" display="block">
  <semantics>
    <mrow>
      <mo stretchy="false">∇</mo>
      <mrow>
        <mi mathvariant="normal">f</mi>
        <mo stretchy="false">=</mo>
        <mfrac>
          <mrow>
            <mo stretchy="false">∂</mo>
            <mi mathvariant="normal">f</mi>
          </mrow>
          <mrow>
            <mo stretchy="false">∂</mo>
            <msup>
              <mi>x</mi>
              <mn>1</mn>
            </msup>
          </mrow>
        </mfrac>
      </mrow>
      <mrow>
        <msub>
          <mo stretchy="false">∂</mo>
          <mn>1</mn>
        </msub>
        <mo stretchy="false">+</mo>
        <mfrac>
          <mrow>
            <mo stretchy="false">∂</mo>
            <mi mathvariant="normal">f</mi>
          </mrow>
          <mrow>
            <mo stretchy="false">∂</mo>
            <msup>
              <mi>x</mi>
              <mn>2</mn>
            </msup>
          </mrow>
        </mfrac>
      </mrow>
      <mrow>
        <msub>
          <mo stretchy="false">∂</mo>
          <mn>2</mn>
        </msub>
        <mo stretchy="false">+</mo>
        <mfrac>
          <mrow>
            <mo stretchy="false">∂</mo>
            <mi mathvariant="normal">f</mi>
          </mrow>
          <mrow>
            <mo stretchy="false">∂</mo>
            <msup>
              <mi>x</mi>
              <mn>3</mn>
            </msup>
          </mrow>
        </mfrac>
      </mrow>
      <mspace width="0.5em"/>
      <msub>
        <mo stretchy="false">∂</mo>
        <mn>3</mn>
      </msub>
    </mrow>
    <annotation encoding="StarMath 5.0">nabla {func f} = { {partial {func f}} over {partial x sup 1} } partial sub 1 + { {partial {func f}} over {partial x sup 2} } partial sub 2 + { {partial {func f}} over {partial x sup 3} } ` partial sub 3</annotation>
  </semantics>
</math>
</file>

<file path=Object 37/content.xml><?xml version="1.0" encoding="utf-8"?>
<math xmlns="http://www.w3.org/1998/Math/MathML">
  <semantics>
    <mrow>
      <mover accent="true">
        <mi>x</mi>
        <mo stretchy="false">^</mo>
      </mover>
      <mi>,</mi>
      <mover accent="true">
        <mi>y</mi>
        <mo stretchy="false">^</mo>
      </mover>
      <mi>,</mi>
      <mover accent="true">
        <mi>z</mi>
        <mo stretchy="false">^</mo>
      </mover>
    </mrow>
    <annotation encoding="StarMath 5.0">hat{x} , hat{y} , hat{z}</annotation>
  </semantics>
</math>
</file>

<file path=Object 38/content.xml><?xml version="1.0" encoding="utf-8"?>
<math xmlns="http://www.w3.org/1998/Math/MathML">
  <semantics>
    <mrow>
      <mover accent="true">
        <mi>x</mi>
        <mo stretchy="false">^</mo>
      </mover>
      <mi>,</mi>
      <mover accent="true">
        <mi>y</mi>
        <mo stretchy="false">^</mo>
      </mover>
      <mi>,</mi>
      <mover accent="true">
        <mi>z</mi>
        <mo stretchy="false">^</mo>
      </mover>
    </mrow>
    <annotation encoding="StarMath 5.0">hat{x} , hat{y} , hat{z}</annotation>
  </semantics>
</math>
</file>

<file path=Object 39/content.xml><?xml version="1.0" encoding="utf-8"?>
<math xmlns="http://www.w3.org/1998/Math/MathML">
  <semantics>
    <mrow>
      <mo stretchy="false">∇</mo>
      <mrow>
        <mi mathvariant="normal">f</mi>
        <mo stretchy="false">∼</mo>
        <mi mathvariant="normal">d</mi>
      </mrow>
      <mi mathvariant="normal">f</mi>
    </mrow>
    <annotation encoding="StarMath 5.0">nabla {func f} sim {func d} {func f}</annotation>
  </semantics>
</math>
</file>

<file path=Object 4/content.xml><?xml version="1.0" encoding="utf-8"?>
<math xmlns="http://www.w3.org/1998/Math/MathML" display="block">
  <semantics>
    <mi>x</mi>
    <annotation encoding="StarMath 5.0"> x </annotation>
  </semantics>
</math>
</file>

<file path=Object 40/content.xml><?xml version="1.0" encoding="utf-8"?>
<math xmlns="http://www.w3.org/1998/Math/MathML">
  <semantics>
    <mstyle mathvariant="bold">
      <mi>E</mi>
    </mstyle>
    <annotation encoding="StarMath 5.0">{bold E}</annotation>
  </semantics>
</math>
</file>

<file path=Object 41/content.xml><?xml version="1.0" encoding="utf-8"?>
<math xmlns="http://www.w3.org/1998/Math/MathML" display="block">
  <semantics>
    <mrow>
      <mrow>
        <mrow>
          <mo stretchy="false">∇</mo>
          <mo stretchy="false">⋅</mo>
          <mstyle mathvariant="bold">
            <mi>E</mi>
          </mstyle>
        </mrow>
        <mo stretchy="false">=</mo>
        <msub>
          <mo stretchy="false">∂</mo>
          <mn>1</mn>
        </msub>
      </mrow>
      <mrow>
        <msub>
          <mi>E</mi>
          <mn>1</mn>
        </msub>
        <mo stretchy="false">+</mo>
        <msub>
          <mo stretchy="false">∂</mo>
          <mn>2</mn>
        </msub>
      </mrow>
      <mrow>
        <msub>
          <mi>E</mi>
          <mn>2</mn>
        </msub>
        <mo stretchy="false">+</mo>
        <msub>
          <mo stretchy="false">∂</mo>
          <mn>3</mn>
        </msub>
      </mrow>
      <msub>
        <mi>E</mi>
        <mn>3</mn>
      </msub>
    </mrow>
    <annotation encoding="StarMath 5.0">nabla cdot {bold E} = partial sub 1 E sub 1 + partial sub 2 E sub 2 + partial sub 3 E sub 3</annotation>
  </semantics>
</math>
</file>

<file path=Object 42/content.xml><?xml version="1.0" encoding="utf-8"?>
<math xmlns="http://www.w3.org/1998/Math/MathML" display="block">
  <semantics>
    <mrow>
      <mrow>
        <mo stretchy="false">∇</mo>
        <mo stretchy="false">=</mo>
        <msub>
          <mo stretchy="false">∂</mo>
          <mi>x</mi>
        </msub>
      </mrow>
      <mrow>
        <mover accent="true">
          <mi>x</mi>
          <mo stretchy="false">^</mo>
        </mover>
        <mo stretchy="false">+</mo>
        <msub>
          <mo stretchy="false">∂</mo>
          <mi>y</mi>
        </msub>
      </mrow>
      <mrow>
        <mover accent="true">
          <mi>y</mi>
          <mo stretchy="false">^</mo>
        </mover>
        <mo stretchy="false">+</mo>
        <msub>
          <mo stretchy="false">∂</mo>
          <mi>z</mi>
        </msub>
      </mrow>
      <mover accent="true">
        <mi>z</mi>
        <mo stretchy="false">^</mo>
      </mover>
    </mrow>
    <annotation encoding="StarMath 5.0">nabla = partial sub x hat{x} + partial sub y hat{y} + partial sub z hat{z}</annotation>
  </semantics>
</math>
</file>

<file path=Object 43/content.xml><?xml version="1.0" encoding="utf-8"?>
<math xmlns="http://www.w3.org/1998/Math/MathML">
  <semantics>
    <mstyle mathvariant="bold">
      <mi>E</mi>
    </mstyle>
    <annotation encoding="StarMath 5.0">{bold E}</annotation>
  </semantics>
</math>
</file>

<file path=Object 44/content.xml><?xml version="1.0" encoding="utf-8"?>
<math xmlns="http://www.w3.org/1998/Math/MathML">
  <semantics>
    <mrow>
      <msub>
        <mi>E</mi>
        <mn>1</mn>
      </msub>
      <mi>,</mi>
      <msub>
        <mi>E</mi>
        <mn>2</mn>
      </msub>
      <mi>,</mi>
      <msub>
        <mi>E</mi>
        <mn>3</mn>
      </msub>
    </mrow>
    <annotation encoding="StarMath 5.0">E sub 1 , E sub 2 , E sub 3</annotation>
  </semantics>
</math>
</file>

<file path=Object 45/content.xml><?xml version="1.0" encoding="utf-8"?>
<math xmlns="http://www.w3.org/1998/Math/MathML" display="block">
  <semantics>
    <mtable>
      <mtr>
        <mtd columnalign="left">
          <mrow>
            <mrow>
              <mrow/>
              <mo stretchy="false">∗</mo>
              <mrow/>
            </mrow>
            <mrow>
              <mi>E</mi>
              <mo stretchy="false">=</mo>
              <msub>
                <mi>E</mi>
                <mn>1</mn>
              </msub>
            </mrow>
            <mrow>
              <mrow>
                <mo fence="true" stretchy="true">(</mo>
                <mrow>
                  <mrow>
                    <mrow>
                      <mrow/>
                      <mo stretchy="false">∗</mo>
                      <mrow/>
                    </mrow>
                    <mrow>
                      <mi mathvariant="normal">d</mi>
                      <msup>
                        <mi>x</mi>
                        <mn>1</mn>
                      </msup>
                    </mrow>
                  </mrow>
                </mrow>
                <mo fence="true" stretchy="true">)</mo>
              </mrow>
              <mo stretchy="false">+</mo>
              <msub>
                <mi>E</mi>
                <mn>2</mn>
              </msub>
            </mrow>
            <mrow>
              <mrow>
                <mo fence="true" stretchy="true">(</mo>
                <mrow>
                  <mrow>
                    <mrow>
                      <mrow/>
                      <mo stretchy="false">∗</mo>
                      <mrow/>
                    </mrow>
                    <mrow>
                      <mi mathvariant="normal">d</mi>
                      <msup>
                        <mi>x</mi>
                        <mn>2</mn>
                      </msup>
                    </mrow>
                  </mrow>
                </mrow>
                <mo fence="true" stretchy="true">)</mo>
              </mrow>
              <mo stretchy="false">+</mo>
              <msub>
                <mi>E</mi>
                <mn>3</mn>
              </msub>
            </mrow>
            <mrow>
              <mo fence="true" stretchy="true">(</mo>
              <mrow>
                <mrow>
                  <mrow>
                    <mrow/>
                    <mo stretchy="false">∗</mo>
                    <mrow/>
                  </mrow>
                  <mrow>
                    <mi mathvariant="normal">d</mi>
                    <msup>
                      <mi>x</mi>
                      <mn>3</mn>
                    </msup>
                  </mrow>
                </mrow>
              </mrow>
              <mo fence="true" stretchy="true">)</mo>
            </mrow>
          </mrow>
        </mtd>
      </mtr>
      <mtr>
        <mtd columnalign="left">
          <mrow>
            <mrow>
              <mphantom>
                <mrow>
                  <mrow>
                    <mrow/>
                    <mo stretchy="false">∗</mo>
                    <mrow/>
                  </mrow>
                  <mi>E</mi>
                </mrow>
              </mphantom>
              <mo stretchy="false">=</mo>
              <msub>
                <mi>E</mi>
                <mn>1</mn>
              </msub>
            </mrow>
            <mrow>
              <mrow>
                <mo fence="true" stretchy="true">(</mo>
                <mrow>
                  <mrow>
                    <mrow>
                      <mi mathvariant="normal">d</mi>
                      <msup>
                        <mi>x</mi>
                        <mn>2</mn>
                      </msup>
                    </mrow>
                    <mo stretchy="false">∧</mo>
                    <mrow>
                      <mi mathvariant="normal">d</mi>
                      <msup>
                        <mi>x</mi>
                        <mn>3</mn>
                      </msup>
                    </mrow>
                  </mrow>
                </mrow>
                <mo fence="true" stretchy="true">)</mo>
              </mrow>
              <mo stretchy="false">−</mo>
              <msub>
                <mi>E</mi>
                <mn>2</mn>
              </msub>
            </mrow>
            <mrow>
              <mrow>
                <mo fence="true" stretchy="true">(</mo>
                <mrow>
                  <mrow>
                    <mrow>
                      <mi mathvariant="normal">d</mi>
                      <msup>
                        <mi>x</mi>
                        <mn>1</mn>
                      </msup>
                    </mrow>
                    <mo stretchy="false">∧</mo>
                    <mrow>
                      <mi mathvariant="normal">d</mi>
                      <msup>
                        <mi>x</mi>
                        <mn>3</mn>
                      </msup>
                    </mrow>
                  </mrow>
                </mrow>
                <mo fence="true" stretchy="true">)</mo>
              </mrow>
              <mo stretchy="false">+</mo>
              <msub>
                <mi>E</mi>
                <mn>3</mn>
              </msub>
            </mrow>
            <mrow>
              <mo fence="true" stretchy="true">(</mo>
              <mrow>
                <mrow>
                  <mrow>
                    <mi mathvariant="normal">d</mi>
                    <msup>
                      <mi>x</mi>
                      <mn>1</mn>
                    </msup>
                  </mrow>
                  <mo stretchy="false">∧</mo>
                  <mrow>
                    <mi mathvariant="normal">d</mi>
                    <msup>
                      <mi>x</mi>
                      <mn>2</mn>
                    </msup>
                  </mrow>
                </mrow>
              </mrow>
              <mo fence="true" stretchy="true">)</mo>
            </mrow>
          </mrow>
        </mtd>
      </mtr>
    </mtable>
    <annotation encoding="StarMath 5.0">alignl {{}*{}} E = E sub 1 left ( { {{}*{}} nospace{{func d} x sup 1} } right ) + E sub 2 left ( { {{}*{}} nospace{{func d} x sup 2} } right )  + E sub 3 left ( { {{}*{}} nospace{{func d} x sup 3} } right ) newline
alignl phantom{{{}*{}} E} = E sub 1 left ( { nospace{{func d} x sup 2} and nospace{{func d} x sup 3} } right ) - E sub 2 left ( { nospace{{func d} x sup 1} and nospace{{func d} x sup 3} } right ) + E sub 3 left ( { nospace{{func d} x sup 1} and nospace{{func d} x sup 2} } right )</annotation>
  </semantics>
</math>
</file>

<file path=Object 46/content.xml><?xml version="1.0" encoding="utf-8"?>
<math xmlns="http://www.w3.org/1998/Math/MathML">
  <semantics>
    <mrow>
      <mo stretchy="false">−</mo>
      <mn>1</mn>
    </mrow>
    <annotation encoding="StarMath 5.0">- 1</annotation>
  </semantics>
</math>
</file>

<file path=Object 47/content.xml><?xml version="1.0" encoding="utf-8"?>
<math xmlns="http://www.w3.org/1998/Math/MathML">
  <semantics>
    <mstyle mathvariant="bold">
      <mi>E</mi>
    </mstyle>
    <annotation encoding="StarMath 5.0">{bold E}</annotation>
  </semantics>
</math>
</file>

<file path=Object 48/content.xml><?xml version="1.0" encoding="utf-8"?>
<math xmlns="http://www.w3.org/1998/Math/MathML" display="block">
  <semantics>
    <mtable>
      <mtr>
        <mtd columnalign="left">
          <mrow>
            <mi mathvariant="normal">d</mi>
            <mrow>
              <mrow>
                <mo fence="true" stretchy="false">(</mo>
                <mrow>
                  <mrow>
                    <mrow>
                      <mrow/>
                      <mo stretchy="false">∗</mo>
                      <mrow/>
                    </mrow>
                    <mstyle mathvariant="bold">
                      <mi>E</mi>
                    </mstyle>
                  </mrow>
                </mrow>
                <mo fence="true" stretchy="false">)</mo>
              </mrow>
              <mo stretchy="false">=</mo>
              <mrow>
                <mrow>
                  <mo fence="true" stretchy="true">[</mo>
                  <mrow>
                    <mrow>
                      <msub>
                        <mo stretchy="false">∂</mo>
                        <mn>1</mn>
                      </msub>
                      <msub>
                        <mi>E</mi>
                        <mn>1</mn>
                      </msub>
                      <mspace width="0.5em"/>
                      <mrow>
                        <mrow>
                          <mi mathvariant="normal">d</mi>
                          <msup>
                            <mi>x</mi>
                            <mn>1</mn>
                          </msup>
                        </mrow>
                        <mo stretchy="false">+</mo>
                        <msub>
                          <mo stretchy="false">∂</mo>
                          <mn>2</mn>
                        </msub>
                      </mrow>
                      <msub>
                        <mi>E</mi>
                        <mn>1</mn>
                      </msub>
                      <mspace width="0.5em"/>
                      <mrow>
                        <mrow>
                          <mi mathvariant="normal">d</mi>
                          <msup>
                            <mi>x</mi>
                            <mn>2</mn>
                          </msup>
                        </mrow>
                        <mo stretchy="false">+</mo>
                        <msub>
                          <mo stretchy="false">∂</mo>
                          <mn>3</mn>
                        </msub>
                      </mrow>
                      <msub>
                        <mi>E</mi>
                        <mn>1</mn>
                      </msub>
                      <mspace width="0.5em"/>
                      <mrow>
                        <mi mathvariant="normal">d</mi>
                        <msup>
                          <mi>x</mi>
                          <mn>3</mn>
                        </msup>
                      </mrow>
                    </mrow>
                  </mrow>
                  <mo fence="true" stretchy="true">]</mo>
                </mrow>
                <mo stretchy="false">∧</mo>
                <mrow>
                  <mi mathvariant="normal">d</mi>
                  <msup>
                    <mi>x</mi>
                    <mn>2</mn>
                  </msup>
                </mrow>
                <mo stretchy="false">∧</mo>
                <mrow>
                  <mi mathvariant="normal">d</mi>
                  <msup>
                    <mi>x</mi>
                    <mn>3</mn>
                  </msup>
                </mrow>
              </mrow>
            </mrow>
          </mrow>
        </mtd>
      </mtr>
      <mtr>
        <mtd columnalign="left">
          <mrow>
            <mphantom>
              <mrow>
                <mi mathvariant="normal">d</mi>
                <mrow>
                  <mo fence="true" stretchy="false">(</mo>
                  <mrow>
                    <mrow>
                      <mrow>
                        <mrow/>
                        <mo stretchy="false">∗</mo>
                        <mrow/>
                      </mrow>
                      <mstyle mathvariant="bold">
                        <mi>E</mi>
                      </mstyle>
                    </mrow>
                  </mrow>
                  <mo fence="true" stretchy="false">)</mo>
                </mrow>
              </mrow>
            </mphantom>
            <mo stretchy="false">−</mo>
            <mrow>
              <mrow>
                <mo fence="true" stretchy="true">[</mo>
                <mrow>
                  <mrow>
                    <msub>
                      <mo stretchy="false">∂</mo>
                      <mn>1</mn>
                    </msub>
                    <msub>
                      <mi>E</mi>
                      <mn>2</mn>
                    </msub>
                    <mspace width="0.5em"/>
                    <mrow>
                      <mrow>
                        <mi mathvariant="normal">d</mi>
                        <msup>
                          <mi>x</mi>
                          <mn>1</mn>
                        </msup>
                      </mrow>
                      <mo stretchy="false">+</mo>
                      <msub>
                        <mo stretchy="false">∂</mo>
                        <mn>2</mn>
                      </msub>
                    </mrow>
                    <msub>
                      <mi>E</mi>
                      <mn>2</mn>
                    </msub>
                    <mspace width="0.5em"/>
                    <mrow>
                      <mrow>
                        <mi mathvariant="normal">d</mi>
                        <msup>
                          <mi>x</mi>
                          <mn>2</mn>
                        </msup>
                      </mrow>
                      <mo stretchy="false">+</mo>
                      <msub>
                        <mo stretchy="false">∂</mo>
                        <mn>3</mn>
                      </msub>
                    </mrow>
                    <msub>
                      <mi>E</mi>
                      <mn>2</mn>
                    </msub>
                    <mspace width="0.5em"/>
                    <mrow>
                      <mi mathvariant="normal">d</mi>
                      <msup>
                        <mi>x</mi>
                        <mn>3</mn>
                      </msup>
                    </mrow>
                  </mrow>
                </mrow>
                <mo fence="true" stretchy="true">]</mo>
              </mrow>
              <mo stretchy="false">∧</mo>
              <mrow>
                <mi mathvariant="normal">d</mi>
                <msup>
                  <mi>x</mi>
                  <mn>1</mn>
                </msup>
              </mrow>
              <mo stretchy="false">∧</mo>
              <mrow>
                <mi mathvariant="normal">d</mi>
                <msup>
                  <mi>x</mi>
                  <mn>3</mn>
                </msup>
              </mrow>
            </mrow>
          </mrow>
        </mtd>
      </mtr>
      <mtr>
        <mtd columnalign="left">
          <mrow>
            <mphantom>
              <mrow>
                <mi mathvariant="normal">d</mi>
                <mrow>
                  <mo fence="true" stretchy="false">(</mo>
                  <mrow>
                    <mrow>
                      <mrow>
                        <mrow/>
                        <mo stretchy="false">∗</mo>
                        <mrow/>
                      </mrow>
                      <mstyle mathvariant="bold">
                        <mi>E</mi>
                      </mstyle>
                    </mrow>
                  </mrow>
                  <mo fence="true" stretchy="false">)</mo>
                </mrow>
              </mrow>
            </mphantom>
            <mo stretchy="false">+</mo>
            <mrow>
              <mrow>
                <mo fence="true" stretchy="true">[</mo>
                <mrow>
                  <mrow>
                    <msub>
                      <mo stretchy="false">∂</mo>
                      <mn>1</mn>
                    </msub>
                    <msub>
                      <mi>E</mi>
                      <mn>3</mn>
                    </msub>
                    <mspace width="0.5em"/>
                    <mrow>
                      <mrow>
                        <mi mathvariant="normal">d</mi>
                        <msup>
                          <mi>x</mi>
                          <mn>1</mn>
                        </msup>
                      </mrow>
                      <mo stretchy="false">+</mo>
                      <msub>
                        <mo stretchy="false">∂</mo>
                        <mn>2</mn>
                      </msub>
                    </mrow>
                    <msub>
                      <mi>E</mi>
                      <mn>3</mn>
                    </msub>
                    <mspace width="0.5em"/>
                    <mrow>
                      <mrow>
                        <mi mathvariant="normal">d</mi>
                        <msup>
                          <mi>x</mi>
                          <mn>2</mn>
                        </msup>
                      </mrow>
                      <mo stretchy="false">+</mo>
                      <msub>
                        <mo stretchy="false">∂</mo>
                        <mn>3</mn>
                      </msub>
                    </mrow>
                    <msub>
                      <mi>E</mi>
                      <mn>3</mn>
                    </msub>
                    <mspace width="0.5em"/>
                    <mrow>
                      <mi mathvariant="normal">d</mi>
                      <msup>
                        <mi>x</mi>
                        <mn>3</mn>
                      </msup>
                    </mrow>
                  </mrow>
                </mrow>
                <mo fence="true" stretchy="true">]</mo>
              </mrow>
              <mo stretchy="false">∧</mo>
              <mrow>
                <mi mathvariant="normal">d</mi>
                <msup>
                  <mi>x</mi>
                  <mn>1</mn>
                </msup>
              </mrow>
              <mo stretchy="false">∧</mo>
              <mrow>
                <mi mathvariant="normal">d</mi>
                <msup>
                  <mi>x</mi>
                  <mn>2</mn>
                </msup>
              </mrow>
            </mrow>
          </mrow>
        </mtd>
      </mtr>
    </mtable>
    <annotation encoding="StarMath 5.0">alignl {func d} ( {{}*{}} {bold E} ) = left [ { partial sub 1 E sub 1 ` nospace{{func d} x sup 1} + partial sub 2 E sub 1 ` nospace{{func d} x sup 2} + partial sub 3 E sub 1 ` nospace{{func d} x sup 3} } right ] and nospace{{func d} x sup 2} and nospace{{func d} x sup 3} newline
alignl phantom {{func d} ( {{}*{}} {bold E} )} - left [ { partial sub 1 E sub 2 ` nospace{{func d} x sup 1} + partial sub 2 E sub 2 ` nospace{{func d} x sup 2} + partial sub 3 E sub 2 ` nospace{{func d} x sup 3} } right ] and nospace{{func d} x sup 1} and nospace{{func d} x sup 3} newline
alignl phantom{{func d} ( {{}*{}} {bold E} )} + left [ { partial sub 1 E sub 3 ` nospace{{func d} x sup 1} + partial sub 2 E sub 3 ` nospace{{func d} x sup 2} + partial sub 3 E sub 3 ` nospace{{func d} x sup 3} } right ] and nospace{{func d} x sup 1} and nospace{{func d} x sup 2}</annotation>
  </semantics>
</math>
</file>

<file path=Object 49/content.xml><?xml version="1.0" encoding="utf-8"?>
<math xmlns="http://www.w3.org/1998/Math/MathML">
  <semantics>
    <mrow>
      <mn>2</mn>
      <mi>,</mi>
      <mn>3</mn>
    </mrow>
    <annotation encoding="StarMath 5.0">2 , 3</annotation>
  </semantics>
</math>
</file>

<file path=Object 5/content.xml><?xml version="1.0" encoding="utf-8"?>
<math xmlns="http://www.w3.org/1998/Math/MathML" display="block">
  <semantics>
    <mi>y</mi>
    <annotation encoding="StarMath 5.0"> y </annotation>
  </semantics>
</math>
</file>

<file path=Object 50/content.xml><?xml version="1.0" encoding="utf-8"?>
<math xmlns="http://www.w3.org/1998/Math/MathML">
  <semantics>
    <mrow>
      <mn>1</mn>
      <mi>,</mi>
      <mn>3</mn>
    </mrow>
    <annotation encoding="StarMath 5.0">1 , 3</annotation>
  </semantics>
</math>
</file>

<file path=Object 51/content.xml><?xml version="1.0" encoding="utf-8"?>
<math xmlns="http://www.w3.org/1998/Math/MathML">
  <semantics>
    <mrow>
      <mn>1</mn>
      <mi>,</mi>
      <mn>2</mn>
    </mrow>
    <annotation encoding="StarMath 5.0">1 , 2</annotation>
  </semantics>
</math>
</file>

<file path=Object 52/content.xml><?xml version="1.0" encoding="utf-8"?>
<math xmlns="http://www.w3.org/1998/Math/MathML" display="block">
  <semantics>
    <mrow>
      <mrow>
        <mi>α</mi>
        <mo stretchy="false">=</mo>
        <mrow>
          <munder>
            <mo stretchy="false">∑</mo>
            <mi>I</mi>
          </munder>
          <msub>
            <mi>α</mi>
            <mstyle color="blue">
              <mi>I</mi>
            </mstyle>
          </msub>
        </mrow>
      </mrow>
      <mrow>
        <mi mathvariant="normal">d</mi>
        <msup>
          <mi>x</mi>
          <mstyle color="blue">
            <mi>I</mi>
          </mstyle>
        </msup>
      </mrow>
    </mrow>
    <annotation encoding="StarMath 5.0">%alpha = sum from I %alpha sub {color blue I} nospace{{func d} x sup {color blue I}}</annotation>
  </semantics>
</math>
</file>

<file path=Object 53/content.xml><?xml version="1.0" encoding="utf-8"?>
<math xmlns="http://www.w3.org/1998/Math/MathML" display="block">
  <semantics>
    <mrow>
      <mrow>
        <mrow>
          <mi mathvariant="normal">d</mi>
          <mi>α</mi>
        </mrow>
        <mo stretchy="false">=</mo>
        <mrow>
          <munder>
            <mo stretchy="false">∑</mo>
            <mi>I</mi>
          </munder>
          <msub>
            <mo stretchy="false">∂</mo>
            <mstyle color="blue">
              <mi>μ</mi>
            </mstyle>
          </msub>
        </mrow>
      </mrow>
      <msub>
        <mi>α</mi>
        <mstyle color="blue">
          <mi>I</mi>
        </mstyle>
      </msub>
      <mspace width="0.5em"/>
      <mrow>
        <mrow>
          <mi mathvariant="normal">d</mi>
          <msup>
            <mi>x</mi>
            <mstyle color="blue">
              <mi>μ</mi>
            </mstyle>
          </msup>
        </mrow>
        <mo stretchy="false">∧</mo>
        <mrow>
          <mi mathvariant="normal">d</mi>
          <msup>
            <mi>x</mi>
            <mi>I</mi>
          </msup>
        </mrow>
      </mrow>
    </mrow>
    <annotation encoding="StarMath 5.0">nospace{{func d} %alpha} = sum from I partial sub {color blue %mu} %alpha sub {color blue I} ` nospace{{func d} x sup {color blue %mu}} and nospace{{func d} x sup I}</annotation>
  </semantics>
</math>
</file>

<file path=Object 54/content.xml><?xml version="1.0" encoding="utf-8"?>
<math xmlns="http://www.w3.org/1998/Math/MathML">
  <semantics>
    <mrow>
      <mrow>
        <mi mathvariant="normal">d</mi>
        <msup>
          <mi>x</mi>
          <mn>3</mn>
        </msup>
      </mrow>
      <mo stretchy="false">∧</mo>
      <mrow>
        <mi mathvariant="normal">d</mi>
        <msup>
          <mi>x</mi>
          <mn>2</mn>
        </msup>
      </mrow>
      <mo stretchy="false">∧</mo>
      <mrow>
        <mi mathvariant="normal">d</mi>
        <msup>
          <mi>x</mi>
          <mn>3</mn>
        </msup>
      </mrow>
    </mrow>
    <annotation encoding="StarMath 5.0">nospace{{func d} x sup 3} and nospace{{func d} x sup 2} and nospace{{func d} x sup 3}</annotation>
  </semantics>
</math>
</file>

<file path=Object 55/content.xml><?xml version="1.0" encoding="utf-8"?>
<math xmlns="http://www.w3.org/1998/Math/MathML">
  <semantics>
    <mrow>
      <mi mathvariant="normal">d</mi>
      <msup>
        <mi>x</mi>
        <mn>3</mn>
      </msup>
    </mrow>
    <annotation encoding="StarMath 5.0">nospace{{func d} x sup 3}</annotation>
  </semantics>
</math>
</file>

<file path=Object 56/content.xml><?xml version="1.0" encoding="utf-8"?>
<math xmlns="http://www.w3.org/1998/Math/MathML">
  <semantics>
    <mrow>
      <mrow>
        <mi mathvariant="normal">d</mi>
        <msup>
          <mi>x</mi>
          <mn>1</mn>
        </msup>
      </mrow>
      <mo stretchy="false">∧</mo>
      <mrow>
        <mi mathvariant="normal">d</mi>
        <msup>
          <mi>x</mi>
          <mn>2</mn>
        </msup>
      </mrow>
      <mo stretchy="false">∧</mo>
      <mrow>
        <mi mathvariant="normal">d</mi>
        <msup>
          <mi>x</mi>
          <mn>3</mn>
        </msup>
      </mrow>
    </mrow>
    <annotation encoding="StarMath 5.0">nospace{{func d} x sup 1} and nospace{{func d} x sup 2} and nospace{{func d} x sup 3}</annotation>
  </semantics>
</math>
</file>

<file path=Object 57/content.xml><?xml version="1.0" encoding="utf-8"?>
<math xmlns="http://www.w3.org/1998/Math/MathML" display="block">
  <semantics>
    <mrow>
      <mi mathvariant="normal">d</mi>
      <mrow>
        <mrow>
          <mo fence="true" stretchy="false">(</mo>
          <mrow>
            <mrow>
              <mrow>
                <mrow/>
                <mo stretchy="false">∗</mo>
                <mrow/>
              </mrow>
              <mstyle mathvariant="bold">
                <mi>E</mi>
              </mstyle>
            </mrow>
          </mrow>
          <mo fence="true" stretchy="false">)</mo>
        </mrow>
        <mo stretchy="false">=</mo>
        <mrow>
          <mo fence="true" stretchy="true">(</mo>
          <mrow>
            <mrow>
              <msub>
                <mo stretchy="false">∂</mo>
                <mn>1</mn>
              </msub>
              <mrow>
                <msub>
                  <mi>E</mi>
                  <mn>1</mn>
                </msub>
                <mo stretchy="false">+</mo>
                <msub>
                  <mo stretchy="false">∂</mo>
                  <mn>2</mn>
                </msub>
              </mrow>
              <mrow>
                <msub>
                  <mi>E</mi>
                  <mn>2</mn>
                </msub>
                <mo stretchy="false">+</mo>
                <msub>
                  <mo stretchy="false">∂</mo>
                  <mn>3</mn>
                </msub>
              </mrow>
              <msub>
                <mi>E</mi>
                <mn>3</mn>
              </msub>
            </mrow>
          </mrow>
          <mo fence="true" stretchy="true">)</mo>
        </mrow>
      </mrow>
      <mspace width="0.5em"/>
      <mrow>
        <mrow>
          <mi mathvariant="normal">d</mi>
          <msup>
            <mi>x</mi>
            <mn>1</mn>
          </msup>
        </mrow>
        <mo stretchy="false">∧</mo>
        <mrow>
          <mi mathvariant="normal">d</mi>
          <msup>
            <mi>x</mi>
            <mn>2</mn>
          </msup>
        </mrow>
        <mo stretchy="false">∧</mo>
        <mrow>
          <mi mathvariant="normal">d</mi>
          <msup>
            <mi>x</mi>
            <mn>3</mn>
          </msup>
        </mrow>
      </mrow>
    </mrow>
    <annotation encoding="StarMath 5.0">{func d} ( {{}*{}} {bold E} ) = left ( { partial sub 1 E sub 1 + partial sub 2 E sub 2 + partial sub 3 E sub 3} right ) ` nospace{{func d} x sup 1} and nospace{{func d} x sup 2} and nospace{{func d} x sup 3}</annotation>
  </semantics>
</math>
</file>

<file path=Object 58/content.xml><?xml version="1.0" encoding="utf-8"?>
<math xmlns="http://www.w3.org/1998/Math/MathML" display="block">
  <semantics>
    <mrow>
      <mrow>
        <mrow/>
        <mo stretchy="false">∗</mo>
        <mrow/>
      </mrow>
      <mi mathvariant="normal">d</mi>
      <mrow>
        <mrow>
          <mo fence="true" stretchy="false">(</mo>
          <mrow>
            <mrow>
              <mrow>
                <mrow/>
                <mo stretchy="false">∗</mo>
                <mrow/>
              </mrow>
              <mstyle mathvariant="bold">
                <mi>E</mi>
              </mstyle>
            </mrow>
          </mrow>
          <mo fence="true" stretchy="false">)</mo>
        </mrow>
        <mo stretchy="false">=</mo>
        <msub>
          <mo stretchy="false">∂</mo>
          <mn>1</mn>
        </msub>
      </mrow>
      <mrow>
        <msub>
          <mi>E</mi>
          <mn>1</mn>
        </msub>
        <mo stretchy="false">+</mo>
        <msub>
          <mo stretchy="false">∂</mo>
          <mn>2</mn>
        </msub>
      </mrow>
      <mrow>
        <msub>
          <mi>E</mi>
          <mn>2</mn>
        </msub>
        <mo stretchy="false">+</mo>
        <msub>
          <mo stretchy="false">∂</mo>
          <mn>3</mn>
        </msub>
      </mrow>
      <mrow>
        <msub>
          <mi>E</mi>
          <mn>3</mn>
        </msub>
        <mo stretchy="false">=</mo>
        <mrow>
          <mo stretchy="false">∇</mo>
          <mo stretchy="false">⋅</mo>
          <mstyle mathvariant="bold">
            <mi>E</mi>
          </mstyle>
        </mrow>
      </mrow>
    </mrow>
    <annotation encoding="StarMath 5.0">{{}*{}} {func d} ( {{}*{}} {bold E} ) = partial sub 1 E sub 1 + partial sub 2 E sub 2 + partial sub 3 E sub 3 = nabla cdot {bold E}</annotation>
  </semantics>
</math>
</file>

<file path=Object 59/content.xml><?xml version="1.0" encoding="utf-8"?>
<math xmlns="http://www.w3.org/1998/Math/MathML" display="block">
  <semantics>
    <mstyle mathvariant="bold">
      <mi>E</mi>
    </mstyle>
    <annotation encoding="StarMath 5.0">{bold E}</annotation>
  </semantics>
</math>
</file>

<file path=Object 6/content.xml><?xml version="1.0" encoding="utf-8"?>
<math xmlns="http://www.w3.org/1998/Math/MathML">
  <semantics>
    <mover accent="true">
      <mi>y</mi>
      <mo stretchy="false">^</mo>
    </mover>
    <annotation encoding="StarMath 5.0">hat{y}</annotation>
  </semantics>
</math>
</file>

<file path=Object 60/content.xml><?xml version="1.0" encoding="utf-8"?>
<math xmlns="http://www.w3.org/1998/Math/MathML" display="block">
  <semantics>
    <mrow>
      <mrow>
        <mo stretchy="false">∇</mo>
        <mo stretchy="false">⋅</mo>
        <mstyle mathvariant="bold">
          <mi>B</mi>
        </mstyle>
      </mrow>
      <mo stretchy="false">=</mo>
      <mn>0</mn>
    </mrow>
    <annotation encoding="StarMath 5.0">nabla cdot {bold B} = 0 </annotation>
  </semantics>
</math>
</file>

<file path=Object 61/content.xml><?xml version="1.0" encoding="utf-8"?>
<math xmlns="http://www.w3.org/1998/Math/MathML" display="block">
  <semantics>
    <mrow>
      <mrow>
        <mrow/>
        <mo stretchy="false">∗</mo>
        <mrow/>
      </mrow>
      <mi mathvariant="normal">d</mi>
      <mrow>
        <mrow>
          <mo fence="true" stretchy="false">(</mo>
          <mrow>
            <mrow>
              <mrow>
                <mrow/>
                <mo stretchy="false">∗</mo>
                <mrow/>
              </mrow>
              <mstyle mathvariant="bold">
                <mi>B</mi>
              </mstyle>
            </mrow>
          </mrow>
          <mo fence="true" stretchy="false">)</mo>
        </mrow>
        <mo stretchy="false">=</mo>
        <mn>0</mn>
      </mrow>
    </mrow>
    <annotation encoding="StarMath 5.0">{{}*{}} {func d} ( {{}*{}} {bold B} ) = 0</annotation>
  </semantics>
</math>
</file>

<file path=Object 62/content.xml><?xml version="1.0" encoding="utf-8"?>
<math xmlns="http://www.w3.org/1998/Math/MathML" display="block">
  <semantics>
    <mrow>
      <mo fence="true" stretchy="true">{</mo>
      <mrow>
        <mtable>
          <mtr>
            <mtd columnalign="left">
              <mrow>
                <mrow>
                  <mo stretchy="false">∇</mo>
                  <mo stretchy="false">⋅</mo>
                  <mstyle mathvariant="bold">
                    <mi>E</mi>
                  </mstyle>
                </mrow>
                <mo stretchy="false">=</mo>
                <mi>ρ</mi>
              </mrow>
            </mtd>
          </mtr>
          <mtr>
            <mtd columnalign="left">
              <mrow>
                <mrow>
                  <mrow>
                    <mo stretchy="false">∇</mo>
                    <mo stretchy="false">×</mo>
                    <mstyle mathvariant="bold">
                      <mi>E</mi>
                    </mstyle>
                  </mrow>
                  <mo stretchy="false">+</mo>
                  <mfrac>
                    <mrow>
                      <mo stretchy="false">∂</mo>
                      <mstyle mathvariant="bold">
                        <mi>B</mi>
                      </mstyle>
                    </mrow>
                    <mrow>
                      <mo stretchy="false">∂</mo>
                      <mi>t</mi>
                    </mrow>
                  </mfrac>
                </mrow>
                <mo stretchy="false">=</mo>
                <mn>0</mn>
              </mrow>
            </mtd>
          </mtr>
          <mtr>
            <mtd columnalign="left">
              <mrow>
                <mrow>
                  <mo stretchy="false">∇</mo>
                  <mo stretchy="false">⋅</mo>
                  <mstyle mathvariant="bold">
                    <mi>B</mi>
                  </mstyle>
                </mrow>
                <mo stretchy="false">=</mo>
                <mn>0</mn>
              </mrow>
            </mtd>
          </mtr>
          <mtr>
            <mtd columnalign="left">
              <mrow>
                <mrow>
                  <mrow>
                    <mo stretchy="false">∇</mo>
                    <mo stretchy="false">×</mo>
                    <mstyle mathvariant="bold">
                      <mi>B</mi>
                    </mstyle>
                  </mrow>
                  <mo stretchy="false">−</mo>
                  <mfrac>
                    <mrow>
                      <mo stretchy="false">∂</mo>
                      <mstyle mathvariant="bold">
                        <mi>E</mi>
                      </mstyle>
                    </mrow>
                    <mrow>
                      <mo stretchy="false">∂</mo>
                      <mi>t</mi>
                    </mrow>
                  </mfrac>
                </mrow>
                <mo stretchy="false">=</mo>
                <mstyle mathvariant="bold">
                  <mi>j</mi>
                </mstyle>
              </mrow>
            </mtd>
          </mtr>
        </mtable>
      </mrow>
    </mrow>
    <annotation encoding="StarMath 5.0">left lbrace { stack {
alignl nabla cdot {bold E} = %rho #
alignl nabla times {bold E} + { alignc {partial {bold B}} over {partial t} } = 0 #
alignl nabla cdot {bold B} = 0 #
alignl nabla times {bold B} - { alignc {partial {bold E}} over {partial t} } =  {bold j}
} } right none</annotation>
  </semantics>
</math>
</file>

<file path=Object 63/content.xml><?xml version="1.0" encoding="utf-8"?>
<math xmlns="http://www.w3.org/1998/Math/MathML" display="block">
  <semantics>
    <mrow>
      <mrow>
        <mstyle mathvariant="bold">
          <mi>B</mi>
        </mstyle>
        <mo stretchy="false">=</mo>
        <msup>
          <mi>B</mi>
          <mn>1</mn>
        </msup>
      </mrow>
      <mrow>
        <msub>
          <mo stretchy="false">∂</mo>
          <mn>1</mn>
        </msub>
        <mo stretchy="false">+</mo>
        <msup>
          <mi>B</mi>
          <mn>2</mn>
        </msup>
      </mrow>
      <mrow>
        <msub>
          <mo stretchy="false">∂</mo>
          <mn>2</mn>
        </msub>
        <mo stretchy="false">+</mo>
        <msup>
          <mi>B</mi>
          <mn>3</mn>
        </msup>
      </mrow>
      <msub>
        <mo stretchy="false">∂</mo>
        <mn>3</mn>
      </msub>
    </mrow>
    <annotation encoding="StarMath 5.0">{bold B} = B sup 1 partial sub 1 + B sup 2 partial sub 2 + B sup 3 partial sub 3</annotation>
  </semantics>
</math>
</file>

<file path=Object 64/content.xml><?xml version="1.0" encoding="utf-8"?>
<math xmlns="http://www.w3.org/1998/Math/MathML" display="block">
  <semantics>
    <mrow>
      <msub>
        <mi>B</mi>
        <mn>1</mn>
      </msub>
      <mrow>
        <mrow>
          <mi mathvariant="normal">d</mi>
          <msup>
            <mi>x</mi>
            <mn>1</mn>
          </msup>
        </mrow>
        <mo stretchy="false">+</mo>
        <msub>
          <mi>B</mi>
          <mn>2</mn>
        </msub>
      </mrow>
      <mrow>
        <mrow>
          <mi mathvariant="normal">d</mi>
          <msup>
            <mi>x</mi>
            <mn>2</mn>
          </msup>
        </mrow>
        <mo stretchy="false">+</mo>
        <msub>
          <mi>B</mi>
          <mn>3</mn>
        </msub>
      </mrow>
      <mrow>
        <mi mathvariant="normal">d</mi>
        <msup>
          <mi>x</mi>
          <mn>3</mn>
        </msup>
      </mrow>
    </mrow>
    <annotation encoding="StarMath 5.0">B_1 nospace{{func d} x sup 1} + B_2 nospace{{func d} x sup 2} + B_3 nospace{{func d} x sup 3}</annotation>
  </semantics>
</math>
</file>

<file path=Object 65/content.xml><?xml version="1.0" encoding="utf-8"?>
<math xmlns="http://www.w3.org/1998/Math/MathML" display="block">
  <semantics>
    <mstyle mathvariant="bold">
      <mi>B</mi>
    </mstyle>
    <annotation encoding="StarMath 5.0">{bold B}</annotation>
  </semantics>
</math>
</file>

<file path=Object 66/content.xml><?xml version="1.0" encoding="utf-8"?>
<math xmlns="http://www.w3.org/1998/Math/MathML" display="block">
  <semantics>
    <mstyle mathvariant="bold">
      <mi>E</mi>
    </mstyle>
    <annotation encoding="StarMath 5.0">{bold E}</annotation>
  </semantics>
</math>
</file>

<file path=Object 67/content.xml><?xml version="1.0" encoding="utf-8"?>
<math xmlns="http://www.w3.org/1998/Math/MathML" display="block">
  <semantics>
    <mstyle mathvariant="bold">
      <mi>B</mi>
    </mstyle>
    <annotation encoding="StarMath 5.0">{bold B}</annotation>
  </semantics>
</math>
</file>

<file path=Object 68/content.xml><?xml version="1.0" encoding="utf-8"?>
<math xmlns="http://www.w3.org/1998/Math/MathML" display="block">
  <semantics>
    <mstyle mathvariant="bold">
      <mi>B</mi>
    </mstyle>
    <annotation encoding="StarMath 5.0">{bold B}</annotation>
  </semantics>
</math>
</file>

<file path=Object 69/content.xml><?xml version="1.0" encoding="utf-8"?>
<math xmlns="http://www.w3.org/1998/Math/MathML" display="block">
  <semantics>
    <mstyle mathvariant="bold">
      <mi>E</mi>
    </mstyle>
    <annotation encoding="StarMath 5.0">{bold E}</annotation>
  </semantics>
</math>
</file>

<file path=Object 7/content.xml><?xml version="1.0" encoding="utf-8"?>
<math xmlns="http://www.w3.org/1998/Math/MathML" display="block">
  <semantics>
    <mi>y</mi>
    <annotation encoding="StarMath 5.0">y</annotation>
  </semantics>
</math>
</file>

<file path=Object 70/content.xml><?xml version="1.0" encoding="utf-8"?>
<math xmlns="http://www.w3.org/1998/Math/MathML" display="block">
  <semantics>
    <mtable>
      <mtr>
        <mtd columnalign="left">
          <mrow>
            <mrow>
              <mrow>
                <mi mathvariant="normal">d</mi>
                <mstyle mathvariant="bold">
                  <mi>B</mi>
                </mstyle>
              </mrow>
              <mo stretchy="false">=</mo>
              <msub>
                <mo stretchy="false">∂</mo>
                <mstyle color="blue">
                  <mi>μ</mi>
                </mstyle>
              </msub>
            </mrow>
            <msub>
              <mi>B</mi>
              <mstyle color="blue">
                <mi>ν</mi>
              </mstyle>
            </msub>
            <mspace width="0.5em"/>
            <mrow>
              <mrow>
                <mi mathvariant="normal">d</mi>
                <msup>
                  <mi>x</mi>
                  <mstyle color="blue">
                    <mi>μ</mi>
                  </mstyle>
                </msup>
              </mrow>
              <mo stretchy="false">∧</mo>
              <mrow>
                <mi mathvariant="normal">d</mi>
                <msup>
                  <mi>x</mi>
                  <mstyle color="blue">
                    <mi>μ</mi>
                  </mstyle>
                </msup>
              </mrow>
            </mrow>
          </mrow>
        </mtd>
      </mtr>
      <mtr>
        <mtd columnalign="left">
          <mrow>
            <mrow>
              <mphantom>
                <mrow>
                  <mi mathvariant="normal">d</mi>
                  <mstyle mathvariant="bold">
                    <mi>B</mi>
                  </mstyle>
                </mrow>
              </mphantom>
              <mo stretchy="false">=</mo>
              <msub>
                <mo stretchy="false">∂</mo>
                <mn>1</mn>
              </msub>
            </mrow>
            <msub>
              <mi>B</mi>
              <mn>1</mn>
            </msub>
            <mspace width="0.5em"/>
            <mrow>
              <mrow>
                <mrow>
                  <mi mathvariant="normal">d</mi>
                  <msup>
                    <mi>x</mi>
                    <mn>1</mn>
                  </msup>
                </mrow>
                <mo stretchy="false">∧</mo>
                <mrow>
                  <mi mathvariant="normal">d</mi>
                  <msup>
                    <mi>x</mi>
                    <mn>1</mn>
                  </msup>
                </mrow>
              </mrow>
              <mo stretchy="false">+</mo>
              <msub>
                <mo stretchy="false">∂</mo>
                <mn>2</mn>
              </msub>
            </mrow>
            <msub>
              <mi>B</mi>
              <mn>1</mn>
            </msub>
            <mspace width="0.5em"/>
            <mrow>
              <mrow>
                <mrow>
                  <mi mathvariant="normal">d</mi>
                  <msup>
                    <mi>x</mi>
                    <mn>2</mn>
                  </msup>
                </mrow>
                <mo stretchy="false">∧</mo>
                <mrow>
                  <mi mathvariant="normal">d</mi>
                  <msup>
                    <mi>x</mi>
                    <mn>1</mn>
                  </msup>
                </mrow>
              </mrow>
              <mo stretchy="false">+</mo>
              <msub>
                <mo stretchy="false">∂</mo>
                <mn>3</mn>
              </msub>
            </mrow>
            <msub>
              <mi>B</mi>
              <mn>1</mn>
            </msub>
            <mspace width="0.5em"/>
            <mrow>
              <mrow>
                <mi mathvariant="normal">d</mi>
                <msup>
                  <mi>x</mi>
                  <mn>3</mn>
                </msup>
              </mrow>
              <mo stretchy="false">∧</mo>
              <mrow>
                <mi mathvariant="normal">d</mi>
                <msup>
                  <mi>x</mi>
                  <mn>1</mn>
                </msup>
              </mrow>
            </mrow>
          </mrow>
        </mtd>
      </mtr>
      <mtr>
        <mtd columnalign="left">
          <mrow>
            <mrow>
              <mphantom>
                <mrow>
                  <mi mathvariant="normal">d</mi>
                  <mstyle mathvariant="bold">
                    <mi>B</mi>
                  </mstyle>
                </mrow>
              </mphantom>
              <mo stretchy="false">+</mo>
              <msub>
                <mo stretchy="false">∂</mo>
                <mn>1</mn>
              </msub>
            </mrow>
            <msub>
              <mi>B</mi>
              <mn>2</mn>
            </msub>
            <mspace width="0.5em"/>
            <mrow>
              <mrow>
                <mrow>
                  <mi mathvariant="normal">d</mi>
                  <msup>
                    <mi>x</mi>
                    <mn>1</mn>
                  </msup>
                </mrow>
                <mo stretchy="false">∧</mo>
                <mrow>
                  <mi mathvariant="normal">d</mi>
                  <msup>
                    <mi>x</mi>
                    <mn>2</mn>
                  </msup>
                </mrow>
              </mrow>
              <mo stretchy="false">+</mo>
              <msub>
                <mo stretchy="false">∂</mo>
                <mn>2</mn>
              </msub>
            </mrow>
            <msub>
              <mi>B</mi>
              <mn>2</mn>
            </msub>
            <mspace width="0.5em"/>
            <mrow>
              <mrow>
                <mrow>
                  <mi mathvariant="normal">d</mi>
                  <msup>
                    <mi>x</mi>
                    <mn>2</mn>
                  </msup>
                </mrow>
                <mo stretchy="false">∧</mo>
                <mrow>
                  <mi mathvariant="normal">d</mi>
                  <msup>
                    <mi>x</mi>
                    <mn>2</mn>
                  </msup>
                </mrow>
              </mrow>
              <mo stretchy="false">+</mo>
              <msub>
                <mo stretchy="false">∂</mo>
                <mn>3</mn>
              </msub>
            </mrow>
            <msub>
              <mi>B</mi>
              <mn>2</mn>
            </msub>
            <mspace width="0.5em"/>
            <mrow>
              <mrow>
                <mi mathvariant="normal">d</mi>
                <msup>
                  <mi>x</mi>
                  <mn>3</mn>
                </msup>
              </mrow>
              <mo stretchy="false">∧</mo>
              <mrow>
                <mi mathvariant="normal">d</mi>
                <msup>
                  <mi>x</mi>
                  <mn>2</mn>
                </msup>
              </mrow>
            </mrow>
          </mrow>
        </mtd>
      </mtr>
      <mtr>
        <mtd columnalign="left">
          <mrow>
            <mrow>
              <mphantom>
                <mrow>
                  <mi mathvariant="normal">d</mi>
                  <mstyle mathvariant="bold">
                    <mi>B</mi>
                  </mstyle>
                </mrow>
              </mphantom>
              <mo stretchy="false">+</mo>
              <msub>
                <mo stretchy="false">∂</mo>
                <mn>1</mn>
              </msub>
            </mrow>
            <msub>
              <mi>B</mi>
              <mn>3</mn>
            </msub>
            <mspace width="0.5em"/>
            <mrow>
              <mrow>
                <mrow>
                  <mi mathvariant="normal">d</mi>
                  <msup>
                    <mi>x</mi>
                    <mn>1</mn>
                  </msup>
                </mrow>
                <mo stretchy="false">∧</mo>
                <mrow>
                  <mi mathvariant="normal">d</mi>
                  <msup>
                    <mi>x</mi>
                    <mn>3</mn>
                  </msup>
                </mrow>
              </mrow>
              <mo stretchy="false">+</mo>
              <msub>
                <mo stretchy="false">∂</mo>
                <mn>2</mn>
              </msub>
            </mrow>
            <msub>
              <mi>B</mi>
              <mn>3</mn>
            </msub>
            <mspace width="0.5em"/>
            <mrow>
              <mrow>
                <mrow>
                  <mi mathvariant="normal">d</mi>
                  <msup>
                    <mi>x</mi>
                    <mn>2</mn>
                  </msup>
                </mrow>
                <mo stretchy="false">∧</mo>
                <mrow>
                  <mi mathvariant="normal">d</mi>
                  <msup>
                    <mi>x</mi>
                    <mn>3</mn>
                  </msup>
                </mrow>
              </mrow>
              <mo stretchy="false">+</mo>
              <msub>
                <mo stretchy="false">∂</mo>
                <mn>3</mn>
              </msub>
            </mrow>
            <msub>
              <mi>B</mi>
              <mn>3</mn>
            </msub>
            <mspace width="0.5em"/>
            <mrow>
              <mrow>
                <mi mathvariant="normal">d</mi>
                <msup>
                  <mi>x</mi>
                  <mn>3</mn>
                </msup>
              </mrow>
              <mo stretchy="false">∧</mo>
              <mrow>
                <mi mathvariant="normal">d</mi>
                <msup>
                  <mi>x</mi>
                  <mn>3</mn>
                </msup>
              </mrow>
            </mrow>
          </mrow>
        </mtd>
      </mtr>
    </mtable>
    <annotation encoding="StarMath 5.0">alignl nospace{{func d} {bold B}} = partial sub {color blue %mu} B sub {color blue %nu} ` nospace{{func d} x sup {color blue %mu}} and nospace{{func d} x sup {color blue %mu}} newline
alignl phantom{nospace{{func d} {bold B}}} = partial sub 1 B sub 1 ` nospace{{func d} x sup 1} and nospace{{func d} x sup 1} + partial sub 2 B sub 1 ` nospace{{func d} x sup 2} and nospace{{func d} x sup 1} + partial sub 3 B sub 1 ` nospace{{func d} x sup 3} and nospace{{func d} x sup 1} newline
alignl phantom{nospace{{func d} {bold B}}} + partial sub 1 B sub 2 ` nospace{{func d} x sup 1} and nospace{{func d} x sup 2} + partial sub 2 B sub 2 ` nospace{{func d} x sup 2} and nospace{{func d} x sup 2} + partial sub 3 B sub 2 ` nospace{{func d} x sup 3} and nospace{{func d} x sup 2} newline
alignl phantom{nospace{{func d} {bold B}}} + partial sub 1 B sub 3 ` nospace{{func d} x sup 1} and nospace{{func d} x sup 3} + partial sub 2 B sub 3 ` nospace{{func d} x sup 2} and nospace{{func d} x sup 3} + partial sub 3 B sub 3 ` nospace{{func d} x sup 3} and nospace{{func d} x sup 3}</annotation>
  </semantics>
</math>
</file>

<file path=Object 71/content.xml><?xml version="1.0" encoding="utf-8"?>
<math xmlns="http://www.w3.org/1998/Math/MathML" display="block">
  <semantics>
    <mstyle mathvariant="bold">
      <mi>B</mi>
    </mstyle>
    <annotation encoding="StarMath 5.0">{bold B}</annotation>
  </semantics>
</math>
</file>

<file path=Object 72/content.xml><?xml version="1.0" encoding="utf-8"?>
<math xmlns="http://www.w3.org/1998/Math/MathML" display="block">
  <semantics>
    <mrow>
      <mrow>
        <mrow>
          <mi mathvariant="normal">d</mi>
          <mstyle mathvariant="bold">
            <mi>B</mi>
          </mstyle>
        </mrow>
        <mo stretchy="false">=</mo>
        <mrow>
          <mo fence="true" stretchy="true">(</mo>
          <mrow>
            <mrow>
              <msub>
                <mo stretchy="false">∂</mo>
                <mn>1</mn>
              </msub>
              <mrow>
                <msub>
                  <mi>B</mi>
                  <mn>2</mn>
                </msub>
                <mo stretchy="false">−</mo>
                <msub>
                  <mo stretchy="false">∂</mo>
                  <mn>2</mn>
                </msub>
              </mrow>
              <msub>
                <mi>B</mi>
                <mn>1</mn>
              </msub>
            </mrow>
          </mrow>
          <mo fence="true" stretchy="true">)</mo>
        </mrow>
      </mrow>
      <mspace width="0.5em"/>
      <mrow>
        <mrow>
          <mrow>
            <mi mathvariant="normal">d</mi>
            <msup>
              <mi>x</mi>
              <mn>1</mn>
            </msup>
          </mrow>
          <mo stretchy="false">∧</mo>
          <mrow>
            <mi mathvariant="normal">d</mi>
            <msup>
              <mi>x</mi>
              <mn>2</mn>
            </msup>
          </mrow>
        </mrow>
        <mo stretchy="false">+</mo>
        <mrow>
          <mo fence="true" stretchy="true">(</mo>
          <mrow>
            <mrow>
              <msub>
                <mo stretchy="false">∂</mo>
                <mn>1</mn>
              </msub>
              <mrow>
                <msub>
                  <mi>B</mi>
                  <mn>3</mn>
                </msub>
                <mo stretchy="false">−</mo>
                <msub>
                  <mo stretchy="false">∂</mo>
                  <mn>3</mn>
                </msub>
              </mrow>
              <msub>
                <mi>B</mi>
                <mn>1</mn>
              </msub>
            </mrow>
          </mrow>
          <mo fence="true" stretchy="true">)</mo>
        </mrow>
      </mrow>
      <mspace width="0.5em"/>
      <mrow>
        <mrow>
          <mrow>
            <mi mathvariant="normal">d</mi>
            <msup>
              <mi>x</mi>
              <mn>1</mn>
            </msup>
          </mrow>
          <mo stretchy="false">∧</mo>
          <mrow>
            <mi mathvariant="normal">d</mi>
            <msup>
              <mi>x</mi>
              <mn>3</mn>
            </msup>
          </mrow>
        </mrow>
        <mo stretchy="false">+</mo>
        <mrow>
          <mo fence="true" stretchy="true">(</mo>
          <mrow>
            <mrow>
              <msub>
                <mo stretchy="false">∂</mo>
                <mn>2</mn>
              </msub>
              <mrow>
                <msub>
                  <mi>B</mi>
                  <mn>3</mn>
                </msub>
                <mo stretchy="false">−</mo>
                <msub>
                  <mo stretchy="false">∂</mo>
                  <mn>3</mn>
                </msub>
              </mrow>
              <msub>
                <mi>B</mi>
                <mn>2</mn>
              </msub>
            </mrow>
          </mrow>
          <mo fence="true" stretchy="true">)</mo>
        </mrow>
      </mrow>
      <mspace width="0.5em"/>
      <mrow>
        <mrow>
          <mi mathvariant="normal">d</mi>
          <msup>
            <mi>x</mi>
            <mn>2</mn>
          </msup>
        </mrow>
        <mo stretchy="false">∧</mo>
        <mrow>
          <mi mathvariant="normal">d</mi>
          <msup>
            <mi>x</mi>
            <mn>3</mn>
          </msup>
        </mrow>
      </mrow>
    </mrow>
    <annotation encoding="StarMath 5.0">nospace{{func d} {bold B}} = left ( { partial sub 1 B sub 2 - partial sub 2 B sub 1 } right ) ` nospace{{func d} x sup 1} and nospace{{func d} x sup 2} + left ( { partial sub 1 B sub 3 - partial sub 3 B sub 1 } right ) ` nospace{{func d} x sup 1} and nospace{{func d} x sup 3} + left ( { partial sub 2 B sub 3 - partial sub 3 B sub 2 } right ) ` nospace{{func d} x sup 2} and nospace{{func d} x sup 3}</annotation>
  </semantics>
</math>
</file>

<file path=Object 73/content.xml><?xml version="1.0" encoding="utf-8"?>
<math xmlns="http://www.w3.org/1998/Math/MathML">
  <semantics>
    <mrow>
      <mrow>
        <mrow>
          <mi mathvariant="normal">d</mi>
          <msup>
            <mi>x</mi>
            <mn>1</mn>
          </msup>
        </mrow>
        <mo stretchy="false">∧</mo>
        <mrow>
          <mi mathvariant="normal">d</mi>
          <msup>
            <mi>x</mi>
            <mn>2</mn>
          </msup>
        </mrow>
      </mrow>
      <mo stretchy="false">→</mo>
      <msup>
        <mover accent="true">
          <mi>x</mi>
          <mo stretchy="false">^</mo>
        </mover>
        <mn>3</mn>
      </msup>
    </mrow>
    <annotation encoding="StarMath 5.0">nospace{{func d} x sup 1} and nospace{{func d} x sup 2} rightarrow {hat{x}} sup 3</annotation>
  </semantics>
</math>
</file>

<file path=Object 74/content.xml><?xml version="1.0" encoding="utf-8"?>
<math xmlns="http://www.w3.org/1998/Math/MathML">
  <semantics>
    <mrow>
      <mrow>
        <mrow>
          <mi mathvariant="normal">d</mi>
          <msup>
            <mi>x</mi>
            <mn>1</mn>
          </msup>
        </mrow>
        <mo stretchy="false">∧</mo>
        <mrow>
          <mi mathvariant="normal">d</mi>
          <msup>
            <mi>x</mi>
            <mn>3</mn>
          </msup>
        </mrow>
      </mrow>
      <mo stretchy="false">→</mo>
      <msup>
        <mover accent="true">
          <mi>x</mi>
          <mo stretchy="false">^</mo>
        </mover>
        <mn>2</mn>
      </msup>
    </mrow>
    <annotation encoding="StarMath 5.0">nospace{{func d} x sup 1} and nospace{{func d} x sup 3} rightarrow {hat{x}} sup 2</annotation>
  </semantics>
</math>
</file>

<file path=Object 75/content.xml><?xml version="1.0" encoding="utf-8"?>
<math xmlns="http://www.w3.org/1998/Math/MathML">
  <semantics>
    <mrow>
      <mrow>
        <mrow>
          <mi mathvariant="normal">d</mi>
          <msup>
            <mi>x</mi>
            <mn>2</mn>
          </msup>
        </mrow>
        <mo stretchy="false">∧</mo>
        <mrow>
          <mi mathvariant="normal">d</mi>
          <msup>
            <mi>x</mi>
            <mn>3</mn>
          </msup>
        </mrow>
      </mrow>
      <mo stretchy="false">→</mo>
      <msup>
        <mover accent="true">
          <mi>x</mi>
          <mo stretchy="false">^</mo>
        </mover>
        <mn>1</mn>
      </msup>
    </mrow>
    <annotation encoding="StarMath 5.0">nospace{{func d} x sup 2} and nospace{{func d} x sup 3} rightarrow {hat{x}} sup 1</annotation>
  </semantics>
</math>
</file>

<file path=Object 76/content.xml><?xml version="1.0" encoding="utf-8"?>
<math xmlns="http://www.w3.org/1998/Math/MathML" display="block">
  <semantics>
    <mstyle mathvariant="bold">
      <mi>B</mi>
    </mstyle>
    <annotation encoding="StarMath 5.0">{bold B}</annotation>
  </semantics>
</math>
</file>

<file path=Object 77/content.xml><?xml version="1.0" encoding="utf-8"?>
<math xmlns="http://www.w3.org/1998/Math/MathML" display="block">
  <semantics>
    <mrow>
      <mrow>
        <mrow/>
        <mo stretchy="false">∗</mo>
        <mrow/>
      </mrow>
      <mrow>
        <mrow>
          <mi mathvariant="normal">d</mi>
          <mstyle mathvariant="bold">
            <mi>B</mi>
          </mstyle>
        </mrow>
        <mo stretchy="false">=</mo>
        <mrow>
          <mo fence="true" stretchy="true">(</mo>
          <mrow>
            <mrow>
              <msub>
                <mo stretchy="false">∂</mo>
                <mn>1</mn>
              </msub>
              <mrow>
                <msub>
                  <mi>B</mi>
                  <mn>2</mn>
                </msub>
                <mo stretchy="false">−</mo>
                <msub>
                  <mo stretchy="false">∂</mo>
                  <mn>2</mn>
                </msub>
              </mrow>
              <msub>
                <mi>B</mi>
                <mn>1</mn>
              </msub>
            </mrow>
          </mrow>
          <mo fence="true" stretchy="true">)</mo>
        </mrow>
      </mrow>
      <mspace width="0.5em"/>
      <mrow>
        <mrow>
          <mi mathvariant="normal">d</mi>
          <msup>
            <mi>x</mi>
            <mn>3</mn>
          </msup>
        </mrow>
        <mo stretchy="false">−</mo>
        <mrow>
          <mo fence="true" stretchy="true">(</mo>
          <mrow>
            <mrow>
              <msub>
                <mo stretchy="false">∂</mo>
                <mn>1</mn>
              </msub>
              <mrow>
                <msub>
                  <mi>B</mi>
                  <mn>3</mn>
                </msub>
                <mo stretchy="false">−</mo>
                <msub>
                  <mo stretchy="false">∂</mo>
                  <mn>3</mn>
                </msub>
              </mrow>
              <msub>
                <mi>B</mi>
                <mn>1</mn>
              </msub>
            </mrow>
          </mrow>
          <mo fence="true" stretchy="true">)</mo>
        </mrow>
      </mrow>
      <mspace width="0.5em"/>
      <mrow>
        <mrow>
          <mi mathvariant="normal">d</mi>
          <msup>
            <mi>x</mi>
            <mn>2</mn>
          </msup>
        </mrow>
        <mo stretchy="false">+</mo>
        <mrow>
          <mo fence="true" stretchy="true">(</mo>
          <mrow>
            <mrow>
              <msub>
                <mo stretchy="false">∂</mo>
                <mn>2</mn>
              </msub>
              <mrow>
                <msub>
                  <mi>B</mi>
                  <mn>3</mn>
                </msub>
                <mo stretchy="false">−</mo>
                <msub>
                  <mo stretchy="false">∂</mo>
                  <mn>3</mn>
                </msub>
              </mrow>
              <msub>
                <mi>B</mi>
                <mn>2</mn>
              </msub>
            </mrow>
          </mrow>
          <mo fence="true" stretchy="true">)</mo>
        </mrow>
      </mrow>
      <mspace width="0.5em"/>
      <mrow>
        <mi mathvariant="normal">d</mi>
        <msup>
          <mi>x</mi>
          <mn>1</mn>
        </msup>
      </mrow>
    </mrow>
    <annotation encoding="StarMath 5.0">{{}*{}} nospace{{func d} {bold B}} = left ( { partial sub 1 B sub 2 - partial sub 2 B sub 1 } right ) ` nospace{{func d} x sup 3} - left ( { partial sub 1 B sub 3 - partial sub 3 B sub 1 } right ) ` nospace{{func d} x sup 2} + left ( { partial sub 2 B sub 3 - partial sub 3 B sub 2 } right ) ` nospace{{func d} x sup 1}</annotation>
  </semantics>
</math>
</file>

<file path=Object 78/content.xml><?xml version="1.0" encoding="utf-8"?>
<math xmlns="http://www.w3.org/1998/Math/MathML" display="block">
  <semantics>
    <mrow>
      <mrow>
        <mrow>
          <mo stretchy="false">∇</mo>
          <mo stretchy="false">×</mo>
          <mstyle mathvariant="bold">
            <mi>B</mi>
          </mstyle>
        </mrow>
        <mo stretchy="false">=</mo>
        <mrow>
          <mo fence="true" stretchy="true">(</mo>
          <mrow>
            <mrow>
              <msub>
                <mo stretchy="false">∂</mo>
                <mn>1</mn>
              </msub>
              <mrow>
                <msub>
                  <mi>B</mi>
                  <mn>2</mn>
                </msub>
                <mo stretchy="false">−</mo>
                <msub>
                  <mo stretchy="false">∂</mo>
                  <mn>2</mn>
                </msub>
              </mrow>
              <msub>
                <mi>B</mi>
                <mn>1</mn>
              </msub>
            </mrow>
          </mrow>
          <mo fence="true" stretchy="true">)</mo>
        </mrow>
      </mrow>
      <mrow>
        <msub>
          <mo stretchy="false">∂</mo>
          <mn>3</mn>
        </msub>
        <mo stretchy="false">−</mo>
        <mrow>
          <mo fence="true" stretchy="true">(</mo>
          <mrow>
            <mrow>
              <msub>
                <mo stretchy="false">∂</mo>
                <mn>1</mn>
              </msub>
              <mrow>
                <msub>
                  <mi>B</mi>
                  <mn>3</mn>
                </msub>
                <mo stretchy="false">−</mo>
                <msub>
                  <mo stretchy="false">∂</mo>
                  <mn>3</mn>
                </msub>
              </mrow>
              <msub>
                <mi>B</mi>
                <mn>1</mn>
              </msub>
            </mrow>
          </mrow>
          <mo fence="true" stretchy="true">)</mo>
        </mrow>
      </mrow>
      <mrow>
        <msub>
          <mo stretchy="false">∂</mo>
          <mn>2</mn>
        </msub>
        <mo stretchy="false">+</mo>
        <mrow>
          <mo fence="true" stretchy="true">(</mo>
          <mrow>
            <mrow>
              <msub>
                <mo stretchy="false">∂</mo>
                <mn>2</mn>
              </msub>
              <mrow>
                <msub>
                  <mi>B</mi>
                  <mn>3</mn>
                </msub>
                <mo stretchy="false">−</mo>
                <msub>
                  <mo stretchy="false">∂</mo>
                  <mn>3</mn>
                </msub>
              </mrow>
              <msub>
                <mi>B</mi>
                <mn>2</mn>
              </msub>
            </mrow>
          </mrow>
          <mo fence="true" stretchy="true">)</mo>
        </mrow>
      </mrow>
      <msub>
        <mo stretchy="false">∂</mo>
        <mn>1</mn>
      </msub>
    </mrow>
    <annotation encoding="StarMath 5.0">nabla times {bold B} = left ( { partial sub 1 B sub 2 - partial sub 2 B sub 1 } right ) partial sub 3 - left ( { partial sub 1 B sub 3 - partial sub 3 B sub 1 } right ) partial sub 2 + left ( { partial sub 2 B sub 3 - partial sub 3 B sub 2 } right ) partial sub 1</annotation>
  </semantics>
</math>
</file>

<file path=Object 79/content.xml><?xml version="1.0" encoding="utf-8"?>
<math xmlns="http://www.w3.org/1998/Math/MathML" display="block">
  <semantics>
    <mrow>
      <mrow>
        <mrow>
          <mo stretchy="false">∇</mo>
          <mo stretchy="false">×</mo>
          <mrow>
            <mo fence="true" stretchy="false">(</mo>
            <mrow>
              <mrow>
                <mo stretchy="false">∇</mo>
                <mi mathvariant="normal">f</mi>
              </mrow>
            </mrow>
            <mo fence="true" stretchy="false">)</mo>
          </mrow>
        </mrow>
        <mo stretchy="false">=</mo>
        <mrow>
          <mrow/>
          <mo stretchy="false">∗</mo>
          <mrow/>
        </mrow>
      </mrow>
      <mi mathvariant="normal">d</mi>
      <mrow>
        <mrow>
          <mo fence="true" stretchy="false">(</mo>
          <mrow>
            <mrow>
              <mi mathvariant="normal">d</mi>
              <mi mathvariant="normal">f</mi>
            </mrow>
          </mrow>
          <mo fence="true" stretchy="false">)</mo>
        </mrow>
        <mo stretchy="false">=</mo>
        <mrow>
          <mrow/>
          <mo stretchy="false">∗</mo>
          <mrow/>
        </mrow>
      </mrow>
      <mi mathvariant="normal">d</mi>
      <mi mathvariant="normal">d</mi>
      <mrow>
        <mi mathvariant="normal">f</mi>
        <mo stretchy="false">=</mo>
        <mn>0</mn>
      </mrow>
    </mrow>
    <annotation encoding="StarMath 5.0">nabla times ( nabla {func f} ) = {{}*{}} {func d} ( {func d} {func f} ) = {{}*{}} {func d} {func d} {func f} = 0</annotation>
  </semantics>
</math>
</file>

<file path=Object 8/content.xml><?xml version="1.0" encoding="utf-8"?>
<math xmlns="http://www.w3.org/1998/Math/MathML">
  <semantics>
    <mover accent="true">
      <mi>z</mi>
      <mo stretchy="false">^</mo>
    </mover>
    <annotation encoding="StarMath 5.0">hat{z}</annotation>
  </semantics>
</math>
</file>

<file path=Object 80/content.xml><?xml version="1.0" encoding="utf-8"?>
<math xmlns="http://www.w3.org/1998/Math/MathML" display="block">
  <semantics>
    <mrow>
      <mrow>
        <mrow>
          <mo stretchy="false">∇</mo>
          <mo stretchy="false">⋅</mo>
          <mrow>
            <mo fence="true" stretchy="false">(</mo>
            <mrow>
              <mrow>
                <mo stretchy="false">∇</mo>
                <mo stretchy="false">×</mo>
                <mstyle mathvariant="bold">
                  <mi>A</mi>
                </mstyle>
              </mrow>
            </mrow>
            <mo fence="true" stretchy="false">)</mo>
          </mrow>
        </mrow>
        <mo stretchy="false">=</mo>
        <mrow>
          <mrow/>
          <mo stretchy="false">∗</mo>
          <mrow/>
        </mrow>
      </mrow>
      <mi mathvariant="normal">d</mi>
      <mrow>
        <mrow/>
        <mo stretchy="false">∗</mo>
        <mrow/>
      </mrow>
      <mrow>
        <mrow>
          <mo fence="true" stretchy="false">(</mo>
          <mrow>
            <mrow>
              <mrow>
                <mrow/>
                <mo stretchy="false">∗</mo>
                <mrow/>
              </mrow>
              <mi mathvariant="normal">d</mi>
              <mstyle mathvariant="bold">
                <mi>A</mi>
              </mstyle>
            </mrow>
          </mrow>
          <mo fence="true" stretchy="false">)</mo>
        </mrow>
        <mo stretchy="false">=</mo>
        <mrow>
          <mrow/>
          <mo stretchy="false">∗</mo>
          <mrow/>
        </mrow>
      </mrow>
      <mi mathvariant="normal">d</mi>
      <mi mathvariant="normal">d</mi>
      <mrow>
        <mstyle mathvariant="bold">
          <mi>A</mi>
        </mstyle>
        <mo stretchy="false">=</mo>
        <mn>0</mn>
      </mrow>
    </mrow>
    <annotation encoding="StarMath 5.0">nabla cdot ( nabla times {bold A} ) = {{}*{}} {func d} {{}*{}} ( {{}*{}} {func d} {bold A} ) = {{}*{}} {func d} {func d} {bold A} = 0</annotation>
  </semantics>
</math>
</file>

<file path=Object 81/content.xml><?xml version="1.0" encoding="utf-8"?>
<math xmlns="http://www.w3.org/1998/Math/MathML" display="block">
  <semantics>
    <mstyle mathvariant="bold">
      <mi>A</mi>
    </mstyle>
    <annotation encoding="StarMath 5.0">{bold A}</annotation>
  </semantics>
</math>
</file>

<file path=Object 82/content.xml><?xml version="1.0" encoding="utf-8"?>
<math xmlns="http://www.w3.org/1998/Math/MathML" display="block">
  <semantics>
    <mstyle mathvariant="bold">
      <mi>A</mi>
    </mstyle>
    <annotation encoding="StarMath 5.0">{bold A}</annotation>
  </semantics>
</math>
</file>

<file path=Object 83/content.xml><?xml version="1.0" encoding="utf-8"?>
<math xmlns="http://www.w3.org/1998/Math/MathML" display="block">
  <semantics>
    <mstyle mathvariant="bold">
      <mi>A</mi>
    </mstyle>
    <annotation encoding="StarMath 5.0">{bold A}</annotation>
  </semantics>
</math>
</file>

<file path=Object 84/content.xml><?xml version="1.0" encoding="utf-8"?>
<math xmlns="http://www.w3.org/1998/Math/MathML" display="block">
  <semantics>
    <mstyle mathvariant="bold">
      <mi>A</mi>
    </mstyle>
    <annotation encoding="StarMath 5.0">{bold A}</annotation>
  </semantics>
</math>
</file>

<file path=Object 9/content.xml><?xml version="1.0" encoding="utf-8"?>
<math xmlns="http://www.w3.org/1998/Math/MathML" display="block">
  <semantics>
    <mi>z</mi>
    <annotation encoding="StarMath 5.0"> z </annotation>
  </semantics>
</math>
</file>